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ormal" style:font-family-generic="roman"/>
  </office:font-face-decls>
  <office:automatic-styles>
    <style:style style:name="Tableau6" style:family="table">
      <style:table-properties style:width="17.9cm" table:align="center"/>
    </style:style>
    <style:style style:name="Tableau6.A" style:family="table-column">
      <style:table-column-properties style:column-width="14.496cm"/>
    </style:style>
    <style:style style:name="Tableau6.B" style:family="table-column">
      <style:table-column-properties style:column-width="3.404cm"/>
    </style:style>
    <style:style style:name="Tableau6.A1" style:family="table-cell">
      <style:table-cell-properties style:vertical-align="middle" fo:padding="0.097cm" fo:border="none"/>
    </style:style>
    <style:style style:name="Tableau1" style:family="table">
      <style:table-properties style:width="14.104cm" fo:margin-top="0cm" fo:margin-bottom="0cm" table:align="left"/>
    </style:style>
    <style:style style:name="Tableau1.A" style:family="table-column">
      <style:table-column-properties style:column-width="7.463cm"/>
    </style:style>
    <style:style style:name="Tableau1.B" style:family="table-column">
      <style:table-column-properties style:column-width="6.64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0.86cm" fo:margin-top="0cm" fo:margin-bottom="0cm" table:align="left"/>
    </style:style>
    <style:style style:name="Tableau2.A" style:family="table-column">
      <style:table-column-properties style:column-width="7.463cm"/>
    </style:style>
    <style:style style:name="Tableau2.B" style:family="table-column">
      <style:table-column-properties style:column-width="3.397cm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style:font-name="Arial4" officeooo:rsid="00945a1c" officeooo:paragraph-rsid="00945a1c" style:font-size-asian="10.5pt"/>
    </style:style>
    <style:style style:name="P2" style:family="paragraph" style:parent-style-name="Table_20_Contents">
      <style:paragraph-properties fo:text-align="end" style:justify-single-word="false"/>
      <style:text-properties style:font-name="Arial4" officeooo:rsid="00945a1c" officeooo:paragraph-rsid="009a963a" style:font-size-asian="10.5pt"/>
    </style:style>
    <style:style style:name="P3" style:family="paragraph" style:parent-style-name="Table_20_Contents">
      <style:paragraph-properties fo:text-align="end" style:justify-single-word="false"/>
      <style:text-properties style:font-name="Arial4" officeooo:rsid="00945a1c" officeooo:paragraph-rsid="00a92bf9" style:font-size-asian="10.5pt"/>
    </style:style>
    <style:style style:name="P4" style:family="paragraph" style:parent-style-name="Table_20_Contents">
      <style:paragraph-properties fo:text-align="end" style:justify-single-word="false"/>
      <style:text-properties style:font-name="Arial4" officeooo:rsid="00945a1c" officeooo:paragraph-rsid="00b4fb2e" style:font-size-asian="10.5pt"/>
    </style:style>
    <style:style style:name="P5" style:family="paragraph" style:parent-style-name="Table_20_Contents">
      <style:paragraph-properties fo:text-align="end" style:justify-single-word="false"/>
      <style:text-properties style:font-name="Arial4" officeooo:paragraph-rsid="009a963a" style:font-size-asian="10.5pt"/>
    </style:style>
    <style:style style:name="P6" style:family="paragraph" style:parent-style-name="Table_20_Contents">
      <style:paragraph-properties fo:text-align="end" style:justify-single-word="false"/>
      <style:text-properties style:font-name="Arial4" officeooo:paragraph-rsid="00b4fb2e" style:font-size-asian="10.5pt"/>
    </style:style>
    <style:style style:name="P7" style:family="paragraph" style:parent-style-name="Table_20_Contents">
      <style:paragraph-properties fo:text-align="end" style:justify-single-word="false"/>
      <style:text-properties style:font-name="Arial4" officeooo:rsid="00980990" officeooo:paragraph-rsid="00980990" style:font-size-asian="10.5pt"/>
    </style:style>
    <style:style style:name="P8" style:family="paragraph" style:parent-style-name="Table_20_Contents">
      <style:paragraph-properties fo:text-align="end" style:justify-single-word="false"/>
      <style:text-properties style:font-name="Arial4" officeooo:rsid="00980990" officeooo:paragraph-rsid="00b4fb2e" style:font-size-asian="10.5pt"/>
    </style:style>
    <style:style style:name="P9" style:family="paragraph" style:parent-style-name="Text_20_body">
      <style:paragraph-properties fo:line-height="100%"/>
      <style:text-properties style:font-name="Arial4" officeooo:rsid="0098d625" officeooo:paragraph-rsid="0098d625" style:font-size-asian="10.5pt"/>
    </style:style>
    <style:style style:name="P10" style:family="paragraph" style:parent-style-name="Text_20_body">
      <style:paragraph-properties fo:line-height="100%" fo:text-align="center" style:justify-single-word="false"/>
      <style:text-properties style:font-name="Arial4" officeooo:rsid="0098d625" officeooo:paragraph-rsid="0098d625" style:font-size-asian="10.5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4" officeooo:rsid="0098d625" officeooo:paragraph-rsid="00a70152" style:font-size-asian="10.5pt"/>
    </style:style>
    <style:style style:name="P12" style:family="paragraph" style:parent-style-name="Text_20_body">
      <style:paragraph-properties fo:margin-top="0.3cm" fo:margin-bottom="0.349cm" style:contextual-spacing="false" fo:line-height="100%" fo:text-align="center" style:justify-single-word="false"/>
      <style:text-properties style:font-name="Arial4" officeooo:rsid="007dfa55" officeooo:paragraph-rsid="008e4e39" style:font-size-asian="10.5pt"/>
    </style:style>
    <style:style style:name="P13" style:family="paragraph" style:parent-style-name="Text_20_body">
      <style:paragraph-properties fo:line-height="100%"/>
      <style:text-properties style:font-name="Arial4" officeooo:rsid="009df39f" officeooo:paragraph-rsid="00b4fb2e" style:font-size-asian="10.5pt"/>
    </style:style>
    <style:style style:name="P14" style:family="paragraph" style:parent-style-name="Text_20_body">
      <style:paragraph-properties fo:line-height="100%"/>
      <style:text-properties style:font-name="Arial4" officeooo:rsid="009df39f" officeooo:paragraph-rsid="00b5310d" style:font-size-asian="10.5pt"/>
    </style:style>
    <style:style style:name="P15" style:family="paragraph" style:parent-style-name="Text_20_body">
      <style:paragraph-properties fo:line-height="100%"/>
      <style:text-properties style:font-name="Arial4" officeooo:rsid="00b0a95c" officeooo:paragraph-rsid="00b0a95c" style:font-size-asian="10.5pt"/>
    </style:style>
    <style:style style:name="P16" style:family="paragraph" style:parent-style-name="Text_20_body">
      <style:paragraph-properties fo:line-height="100%"/>
      <style:text-properties style:font-name="Arial4" officeooo:rsid="00b0a95c" officeooo:paragraph-rsid="00b4fb2e" style:font-size-asian="10.5pt"/>
    </style:style>
    <style:style style:name="P17" style:family="paragraph" style:parent-style-name="Text_20_body">
      <style:paragraph-properties fo:line-height="100%"/>
      <style:text-properties style:font-name="Arial4" officeooo:rsid="00b0a95c" officeooo:paragraph-rsid="00b5310d" style:font-size-asian="10.5pt"/>
    </style:style>
    <style:style style:name="P18" style:family="paragraph" style:parent-style-name="Text_20_body">
      <style:paragraph-properties fo:line-height="100%"/>
      <style:text-properties style:font-name="Arial4" officeooo:rsid="00b4fb2e" officeooo:paragraph-rsid="00b4fb2e" style:font-size-asian="10.5pt"/>
    </style:style>
    <style:style style:name="P19" style:family="paragraph" style:parent-style-name="Text_20_body">
      <style:paragraph-properties fo:line-height="100%"/>
      <style:text-properties style:font-name="Arial4" officeooo:rsid="00b4fb2e" officeooo:paragraph-rsid="00b5310d" style:font-size-asian="10.5pt"/>
    </style:style>
    <style:style style:name="P20" style:family="paragraph" style:parent-style-name="Text_20_body">
      <style:paragraph-properties fo:line-height="100%"/>
      <style:text-properties style:font-name="Arial4" fo:font-weight="bold" officeooo:rsid="00945a1c" officeooo:paragraph-rsid="00945a1c" style:font-size-asian="10.5pt" style:font-weight-asian="bold" style:font-weight-complex="bold"/>
    </style:style>
    <style:style style:name="P21" style:family="paragraph" style:parent-style-name="Text_20_body">
      <style:paragraph-properties fo:line-height="100%"/>
      <style:text-properties style:font-name="Arial4" fo:font-weight="bold" officeooo:rsid="00a0c0f4" officeooo:paragraph-rsid="00a0c0f4" style:font-size-asian="10.5pt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paragraph-rsid="009a963a"/>
    </style:style>
    <style:style style:name="P24" style:family="paragraph" style:parent-style-name="Standard">
      <style:paragraph-properties fo:text-align="center" style:justify-single-word="false"/>
      <style:text-properties style:font-name="Arial" officeooo:paragraph-rsid="00a6e83a"/>
    </style:style>
    <style:style style:name="P25" style:family="paragraph" style:parent-style-name="Standard">
      <style:paragraph-properties fo:text-align="center" style:justify-single-word="false"/>
      <style:text-properties style:font-name="Arial" officeooo:paragraph-rsid="00b4fb2e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b4fb2e"/>
    </style:style>
    <style:style style:name="P27" style:family="paragraph" style:parent-style-name="Standard">
      <style:paragraph-properties fo:text-align="center" style:justify-single-word="false"/>
      <style:text-properties style:font-name="Arial" officeooo:paragraph-rsid="00b7a402"/>
    </style:style>
    <style:style style:name="P28" style:family="paragraph" style:parent-style-name="Standard">
      <style:paragraph-properties fo:text-align="center" style:justify-single-word="false"/>
      <style:text-properties style:font-name="Arial" officeooo:paragraph-rsid="00b4fb2e" style:font-size-asian="10.5pt"/>
    </style:style>
    <style:style style:name="P29" style:family="paragraph" style:parent-style-name="Standard">
      <style:paragraph-properties fo:text-align="center" style:justify-single-word="false"/>
      <style:text-properties style:font-name="Arial" officeooo:paragraph-rsid="00b7a402" style:font-size-asian="10.5pt"/>
    </style:style>
    <style:style style:name="P30" style:family="paragraph" style:parent-style-name="Text_20_body">
      <style:paragraph-properties fo:line-height="100%"/>
      <style:text-properties officeooo:paragraph-rsid="008e4e39"/>
    </style:style>
    <style:style style:name="P31" style:family="paragraph" style:parent-style-name="Text_20_body">
      <style:paragraph-properties fo:line-height="100%"/>
      <style:text-properties officeooo:rsid="00944ba0" officeooo:paragraph-rsid="0096829a"/>
    </style:style>
    <style:style style:name="P32" style:family="paragraph" style:parent-style-name="Text_20_body">
      <style:paragraph-properties fo:line-height="100%"/>
      <style:text-properties fo:font-weight="bold" officeooo:rsid="00945a1c" officeooo:paragraph-rsid="00945a1c" style:font-weight-asian="bold" style:font-weight-complex="bold"/>
    </style:style>
    <style:style style:name="P33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fo:font-weight="bold" officeooo:rsid="00ae99f8" officeooo:paragraph-rsid="00ae99f8" style:font-weight-asian="bold" style:font-weight-complex="bold"/>
    </style:style>
    <style:style style:name="P34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officeooo:paragraph-rsid="00b146ac"/>
    </style:style>
    <style:style style:name="P35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officeooo:paragraph-rsid="00b21272"/>
    </style:style>
    <style:style style:name="P36" style:family="paragraph" style:parent-style-name="Standard">
      <style:paragraph-properties fo:margin-top="0.199cm" fo:margin-bottom="0cm" style:contextual-spacing="false" fo:line-height="100%"/>
      <style:text-properties style:font-name="Arial4" officeooo:rsid="009df39f" officeooo:paragraph-rsid="00b7a402" style:font-size-asian="10.5pt"/>
    </style:style>
    <style:style style:name="P37" style:family="paragraph" style:parent-style-name="Standard">
      <style:paragraph-properties fo:margin-top="0.199cm" fo:margin-bottom="0cm" style:contextual-spacing="false" fo:line-height="100%"/>
      <style:text-properties style:font-name="Arial4" officeooo:rsid="009df39f" officeooo:paragraph-rsid="00b88802" style:font-size-asian="10.5pt"/>
    </style:style>
    <style:style style:name="P38" style:family="paragraph" style:parent-style-name="Standard">
      <style:paragraph-properties fo:text-align="center" style:justify-single-word="false"/>
      <style:text-properties style:font-name="Arial" officeooo:paragraph-rsid="00b88802"/>
    </style:style>
    <style:style style:name="P39" style:family="paragraph" style:parent-style-name="Standard">
      <style:paragraph-properties fo:text-align="center" style:justify-single-word="false"/>
      <style:text-properties style:font-name="Arial" officeooo:paragraph-rsid="00b88802" style:font-size-asian="10.5pt"/>
    </style:style>
    <style:style style:name="P40" style:family="paragraph" style:parent-style-name="Table_20_Contents">
      <style:paragraph-properties fo:text-align="end" style:justify-single-word="false"/>
      <style:text-properties style:font-name="Arial4" officeooo:rsid="00945a1c" officeooo:paragraph-rsid="00b88802" style:font-size-asian="10.5pt"/>
    </style:style>
    <style:style style:name="P41" style:family="paragraph" style:parent-style-name="Table_20_Contents">
      <style:paragraph-properties fo:text-align="end" style:justify-single-word="false"/>
      <style:text-properties style:font-name="Arial4" officeooo:paragraph-rsid="00b88802" style:font-size-asian="10.5pt"/>
    </style:style>
    <style:style style:name="P42" style:family="paragraph" style:parent-style-name="Table_20_Contents">
      <style:paragraph-properties fo:text-align="end" style:justify-single-word="false"/>
      <style:text-properties style:font-name="Arial4" officeooo:rsid="00980990" officeooo:paragraph-rsid="00b88802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paragraph-rsid="00b88802"/>
    </style:style>
    <style:style style:name="P44" style:family="paragraph" style:parent-style-name="Text_20_body" style:list-style-name="tfPuce">
      <style:paragraph-properties fo:margin-top="0cm" fo:margin-bottom="0.199cm" style:contextual-spacing="false" fo:line-height="100%"/>
      <style:text-properties style:font-name="Arial4" officeooo:rsid="00a0c0f4" officeooo:paragraph-rsid="00a0c0f4" style:font-size-asian="10.5pt"/>
    </style:style>
    <style:style style:name="P45" style:family="paragraph" style:parent-style-name="Text_20_body">
      <style:paragraph-properties fo:line-height="100%"/>
      <style:text-properties style:font-name="Arial4" officeooo:rsid="009df39f" officeooo:paragraph-rsid="00b88802" style:font-size-asian="10.5pt"/>
    </style:style>
    <style:style style:name="P46" style:family="paragraph" style:parent-style-name="Text_20_body">
      <style:paragraph-properties fo:line-height="100%"/>
      <style:text-properties style:font-name="Arial4" officeooo:rsid="00b0a95c" officeooo:paragraph-rsid="00b88802" style:font-size-asian="10.5pt"/>
    </style:style>
    <style:style style:name="P47" style:family="paragraph" style:parent-style-name="Text_20_body">
      <style:paragraph-properties fo:line-height="100%"/>
      <style:text-properties style:font-name="Arial4" officeooo:rsid="00b4fb2e" officeooo:paragraph-rsid="00b88802" style:font-size-asian="10.5pt"/>
    </style:style>
    <style:style style:name="P48" style:family="paragraph" style:parent-style-name="Text_20_body">
      <style:paragraph-properties fo:line-height="100%"/>
      <style:text-properties style:font-name="Arial4" fo:font-weight="normal" officeooo:rsid="009a963a" officeooo:paragraph-rsid="00945a1c" style:font-size-asian="10.5pt" style:font-weight-asian="normal" style:font-weight-complex="normal"/>
    </style:style>
    <style:style style:name="P49" style:family="paragraph" style:parent-style-name="Text_20_body" style:list-style-name="tfPuce">
      <style:paragraph-properties fo:margin-top="0cm" fo:margin-bottom="0.199cm" style:contextual-spacing="false" fo:line-height="100%"/>
      <style:text-properties officeooo:rsid="00a0c0f4" officeooo:paragraph-rsid="00b7a402"/>
    </style:style>
    <style:style style:name="P50" style:family="paragraph" style:parent-style-name="tfTitre_20_I_29_">
      <style:text-properties fo:font-variant="normal" fo:text-transform="none" style:font-name="Arial2" fo:font-size="18pt" fo:font-style="italic" fo:font-weight="bold" officeooo:rsid="008e4e39" officeooo:paragraph-rsid="008e4e39" style:font-size-asian="20pt" style:font-weight-asian="bold" style:font-size-complex="20pt" style:font-weight-complex="bold"/>
    </style:style>
    <style:style style:name="P51" style:family="paragraph" style:parent-style-name="tfTitre_20_I_29_">
      <style:paragraph-properties fo:break-before="page"/>
    </style:style>
    <style:style style:name="P52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44444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44444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7d7d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d7d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text-align="center"/>
      <style:text-properties fo:color="#ff0000" style:text-line-through-style="none" style:text-line-through-type="none" style:font-name="Arial3" fo:font-size="10pt" fo:font-style="normal" style:text-underline-style="none"/>
    </style:style>
    <style:style style:name="P63" style:family="paragraph">
      <style:paragraph-properties fo:text-align="center"/>
      <style:text-properties fo:color="#069a2e" style:text-line-through-style="none" style:text-line-through-type="none" style:font-name="Arial3" fo:font-size="10pt" fo:font-style="normal" style:text-underline-style="none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c880a"/>
    </style:style>
    <style:style style:name="T2" style:family="text">
      <style:text-properties style:font-name="Arial4" style:font-size-asian="10.5pt"/>
    </style:style>
    <style:style style:name="T3" style:family="text">
      <style:text-properties style:font-name="Arial4" officeooo:rsid="007dfa55" style:font-size-asian="10.5pt"/>
    </style:style>
    <style:style style:name="T4" style:family="text">
      <style:text-properties style:font-name="Arial4" officeooo:rsid="008e4e39" style:font-size-asian="10.5pt"/>
    </style:style>
    <style:style style:name="T5" style:family="text">
      <style:text-properties style:font-name="Arial4" officeooo:rsid="008e6ebe" style:font-size-asian="10.5pt"/>
    </style:style>
    <style:style style:name="T6" style:family="text">
      <style:text-properties style:font-name="Arial4" officeooo:rsid="0091daf3" style:font-size-asian="10.5pt"/>
    </style:style>
    <style:style style:name="T7" style:family="text">
      <style:text-properties style:font-name="Arial4" officeooo:rsid="00926492" style:font-size-asian="10.5pt"/>
    </style:style>
    <style:style style:name="T8" style:family="text">
      <style:text-properties style:font-name="Arial4" officeooo:rsid="0095ef1b" style:font-size-asian="10.5pt"/>
    </style:style>
    <style:style style:name="T9" style:family="text">
      <style:text-properties style:font-name="Arial4" officeooo:rsid="0096829a" style:font-size-asian="10.5pt"/>
    </style:style>
    <style:style style:name="T10" style:family="text">
      <style:text-properties style:font-name="Arial4" officeooo:rsid="009c29ac" style:font-size-asian="10.5pt"/>
    </style:style>
    <style:style style:name="T11" style:family="text">
      <style:text-properties style:font-name="Arial4" officeooo:rsid="009d2b28" style:font-size-asian="10.5pt"/>
    </style:style>
    <style:style style:name="T12" style:family="text">
      <style:text-properties style:font-name="Arial4" officeooo:rsid="00a1c643" style:font-size-asian="10.5pt"/>
    </style:style>
    <style:style style:name="T13" style:family="text">
      <style:text-properties style:font-name="Arial4" officeooo:rsid="00a58b53" style:font-size-asian="10.5pt"/>
    </style:style>
    <style:style style:name="T14" style:family="text">
      <style:text-properties style:font-name="Arial4" officeooo:rsid="00a6e83a" style:font-size-asian="10.5pt"/>
    </style:style>
    <style:style style:name="T15" style:family="text">
      <style:text-properties style:font-name="Arial4" officeooo:rsid="00a831d1" style:font-size-asian="10.5pt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Arial4" style:font-size-asian="10.5pt"/>
    </style:style>
    <style:style style:name="T18" style:family="text">
      <style:text-properties style:text-position="super 58%" officeooo:rsid="00b146ac"/>
    </style:style>
    <style:style style:name="T19" style:family="text">
      <style:text-properties fo:text-transform="uppercase" style:font-name="Arial" fo:font-size="24pt" fo:font-weight="bold" officeooo:rsid="008e4e39" style:font-size-asian="20pt" style:font-weight-asian="bold" style:font-size-complex="20pt" style:font-weight-complex="bold"/>
    </style:style>
    <style:style style:name="T20" style:family="text">
      <style:text-properties officeooo:rsid="00900289"/>
    </style:style>
    <style:style style:name="T21" style:family="text">
      <style:text-properties officeooo:rsid="009445b5"/>
    </style:style>
    <style:style style:name="T22" style:family="text">
      <style:text-properties officeooo:rsid="00945a1c"/>
    </style:style>
    <style:style style:name="T23" style:family="text">
      <style:text-properties officeooo:rsid="0095ef1b"/>
    </style:style>
    <style:style style:name="T24" style:family="text">
      <style:text-properties officeooo:rsid="009675b8"/>
    </style:style>
    <style:style style:name="T25" style:family="text">
      <style:text-properties officeooo:rsid="00980990"/>
    </style:style>
    <style:style style:name="T26" style:family="text">
      <style:text-properties officeooo:rsid="009a963a"/>
    </style:style>
    <style:style style:name="T27" style:family="text">
      <style:text-properties officeooo:rsid="00181926"/>
    </style:style>
    <style:style style:name="T28" style:family="text">
      <style:text-properties officeooo:rsid="009df39f"/>
    </style:style>
    <style:style style:name="T29" style:family="text">
      <style:text-properties fo:color="#c9211e" loext:opacity="100%" fo:font-weight="bold" officeooo:rsid="009df39f" style:font-weight-asian="bold" style:font-weight-complex="bold"/>
    </style:style>
    <style:style style:name="T30" style:family="text">
      <style:text-properties officeooo:rsid="00a1c643"/>
    </style:style>
    <style:style style:name="T31" style:family="text">
      <style:text-properties officeooo:rsid="00a58b53"/>
    </style:style>
    <style:style style:name="T32" style:family="text">
      <style:text-properties officeooo:rsid="00a6e83a"/>
    </style:style>
    <style:style style:name="T33" style:family="text">
      <style:text-properties officeooo:rsid="00a829b7"/>
    </style:style>
    <style:style style:name="T34" style:family="text">
      <style:text-properties officeooo:rsid="00a92bf9"/>
    </style:style>
    <style:style style:name="T35" style:family="text">
      <style:text-properties officeooo:rsid="00ac0708"/>
    </style:style>
    <style:style style:name="T36" style:family="text">
      <style:text-properties officeooo:rsid="00ad0774"/>
    </style:style>
    <style:style style:name="T37" style:family="text">
      <style:text-properties officeooo:rsid="00ad91fc"/>
    </style:style>
    <style:style style:name="T38" style:family="text">
      <style:text-properties officeooo:rsid="00ae99f8"/>
    </style:style>
    <style:style style:name="T39" style:family="text">
      <style:text-properties officeooo:rsid="00af52be"/>
    </style:style>
    <style:style style:name="T40" style:family="text">
      <style:text-properties officeooo:rsid="00b0a95c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0b146ac"/>
    </style:style>
    <style:style style:name="T43" style:family="text">
      <style:text-properties style:text-position="sub 58%" officeooo:rsid="00b0a95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b146ac"/>
    </style:style>
    <style:style style:name="T46" style:family="text">
      <style:text-properties officeooo:rsid="00b21272"/>
    </style:style>
    <style:style style:name="T47" style:family="text">
      <style:text-properties style:text-position="0% 100%" officeooo:rsid="00b146ac"/>
    </style:style>
    <style:style style:name="T48" style:family="text">
      <style:text-properties officeooo:rsid="00b4fb2e"/>
    </style:style>
    <style:style style:name="T49" style:family="text">
      <style:text-properties officeooo:rsid="00b5310d"/>
    </style:style>
    <style:style style:name="T50" style:family="text">
      <style:text-properties style:font-name="Arial" officeooo:rsid="00980990"/>
    </style:style>
    <style:style style:name="T51" style:family="text"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1" svg:stroke-width="0.041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444444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4444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444444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444444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textarea-vertical-align="middle" fo:border="solid #ff0000"/>
    </style:style>
    <style:style style:name="gr15" style:family="graphic">
      <style:graphic-properties draw:textarea-vertical-align="middle" fo:border="solid #069a2e"/>
    </style:style>
    <style:style style:name="gr1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1.252cm" fo:min-width="1.727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style:run-through="foreground"/>
    </style:style>
    <style:style style:name="gr1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557cm" fo:min-width="1.134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559cm" fo:min-width="1.136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3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4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5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6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7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8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9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0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6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7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8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9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0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2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3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CODER <text:span text:style-name="T1">un entier « </text:span><text:span text:style-name="T19">signé »</text:span><text:span text:style-name="T1"> </text:span>EN BINAIRE</text:p>
      <text:list xml:id="list2024834249" text:style-name="tfNum_20_I_29_">
        <text:list-item>
          <text:p text:style-name="P50"><text:span text:style-name="T21">Opposé d</text:span><text:span text:style-name="T20">’un entier </text:span><text:span text:style-name="T31">en </text:span><text:span text:style-name="T20">binaire</text:span></text:p>
        </text:list-item>
      </text:list>
      <text:p text:style-name="P30"><text:span text:style-name="T3">Le premier </text:span><text:span text:style-name="T13">micro</text:span><text:span text:style-name="T3">processeur commercialisé par Intel, le 4004, avait une architecture 4 bits. Cela veut notamment dire qu'il était « câblé » pour faire directement des opérations avec des entiers codés sur 4 bits. </text:span><text:span text:style-name="T9">Il pouvait par exemple </text:span><text:span text:style-name="T3">additionner directement deux entiers codés sur </text:span><text:span text:style-name="T9">4</text:span><text:span text:style-name="T3"> bits </text:span><text:span text:style-name="T4">en un seul cycle d’horloge </text:span><text:span text:style-name="T7">et </text:span><text:span text:style-name="T9">fournir un</text:span><text:span text:style-name="T7"> résultat également codé sur </text:span><text:span text:style-name="T9">4</text:span><text:span text:style-name="T7"> bits</text:span><text:span text:style-name="T4"> </text:span><text:span text:style-name="T3">:</text:span></text:p>
      <text:p text:style-name="P12"><draw:g text:anchor-type="as-char" svg:y="-2.021cm" draw:z-index="0" draw:name="Forme1" draw:style-name="gr16"><draw:custom-shape draw:style-name="gr17" draw:text-style-name="P65" svg:width="3.774cm" svg:height="1.53cm" svg:x="0cm" svg:y="2.177cm"><text:p text:style-name="P64"><text:span text:style-name="T54">+</text:span>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draw:g draw:style-name="gr18"><draw:custom-shape draw:style-name="gr19" draw:text-style-name="P67" svg:width="1.664cm" svg:height="0.837cm" svg:x="0.104cm" svg:y="0.674cm"><text:p text:style-name="P66"><text:span text:style-name="T55">r</text:span><text:span text:style-name="T55">e</text:span><text:span text:style-name="T55">g</text:span><text:span text:style-name="T55">i</text:span><text:span text:style-name="T55">s</text:span><text:span text:style-name="T55">t</text:span><text:span text:style-name="T55">r</text:span><text:span text:style-name="T55">e</text:span></text:p><draw:enhanced-geometry svg:viewBox="0 0 21600 21600" draw:type="rectangle" draw:enhanced-path="M 0 0 L 21600 0 21600 21600 0 21600 0 0 Z N"/></draw:custom-shape><draw:g draw:style-name="gr18"><draw:line draw:style-name="gr20" draw:text-style-name="P58" svg:x1="0.507cm" svg:y1="0cm" svg:x2="0.507cm" svg:y2="0.658cm"><text:p/></draw:line><draw:line draw:style-name="gr20" draw:text-style-name="P58" svg:x1="0.794cm" svg:y1="0cm" svg:x2="0.794cm" svg:y2="0.658cm"><text:p/></draw:line><draw:line draw:style-name="gr20" draw:text-style-name="P58" svg:x1="1.078cm" svg:y1="0cm" svg:x2="1.078cm" svg:y2="0.658cm"><text:p/></draw:line><draw:line draw:style-name="gr20" draw:text-style-name="P58" svg:x1="1.365cm" svg:y1="0cm" svg:x2="1.365cm" svg:y2="0.658cm"><text:p/></draw:line></draw:g><draw:g draw:style-name="gr18"><draw:line draw:style-name="gr20" draw:text-style-name="P58" svg:x1="0.507cm" svg:y1="1.513cm" svg:x2="0.507cm" svg:y2="2.171cm"><text:p/></draw:line><draw:line draw:style-name="gr20" draw:text-style-name="P58" svg:x1="0.794cm" svg:y1="1.513cm" svg:x2="0.794cm" svg:y2="2.171cm"><text:p/></draw:line><draw:line draw:style-name="gr20" draw:text-style-name="P58" svg:x1="1.078cm" svg:y1="1.513cm" svg:x2="1.078cm" svg:y2="2.171cm"><text:p/></draw:line><draw:line draw:style-name="gr20" draw:text-style-name="P58" svg:x1="1.365cm" svg:y1="1.513cm" svg:x2="1.365cm" svg:y2="2.171cm"><text:p/></draw:line></draw:g><draw:custom-shape draw:style-name="gr21" draw:text-style-name="P67" svg:width="1.666cm" svg:height="0.839cm" svg:x="2.004cm" svg:y="0.674cm"><text:p text:style-name="P66"><text:span text:style-name="T55">r</text:span><text:span text:style-name="T55">e</text:span><text:span text:style-name="T55">g</text:span><text:span text:style-name="T55">i</text:span><text:span text:style-name="T55">s</text:span><text:span text:style-name="T55">t</text:span><text:span text:style-name="T55">r</text:span><text:span text:style-name="T55">e</text:span></text:p><draw:enhanced-geometry svg:viewBox="0 0 21600 21600" draw:type="rectangle" draw:enhanced-path="M 0 0 L 21600 0 21600 21600 0 21600 0 0 Z N"/></draw:custom-shape><draw:g draw:style-name="gr18"><draw:line draw:style-name="gr20" draw:text-style-name="P58" svg:x1="2.407cm" svg:y1="0cm" svg:x2="2.407cm" svg:y2="0.658cm"><text:p/></draw:line><draw:line draw:style-name="gr20" draw:text-style-name="P58" svg:x1="2.694cm" svg:y1="0cm" svg:x2="2.694cm" svg:y2="0.658cm"><text:p/></draw:line><draw:line draw:style-name="gr20" draw:text-style-name="P58" svg:x1="2.978cm" svg:y1="0cm" svg:x2="2.978cm" svg:y2="0.658cm"><text:p/></draw:line><draw:line draw:style-name="gr20" draw:text-style-name="P58" svg:x1="3.265cm" svg:y1="0cm" svg:x2="3.265cm" svg:y2="0.658cm"><text:p/></draw:line></draw:g><draw:g draw:style-name="gr18"><draw:line draw:style-name="gr20" draw:text-style-name="P58" svg:x1="2.407cm" svg:y1="1.513cm" svg:x2="2.407cm" svg:y2="2.171cm"><text:p/></draw:line><draw:line draw:style-name="gr20" draw:text-style-name="P58" svg:x1="2.694cm" svg:y1="1.513cm" svg:x2="2.694cm" svg:y2="2.171cm"><text:p/></draw:line><draw:line draw:style-name="gr20" draw:text-style-name="P58" svg:x1="2.978cm" svg:y1="1.513cm" svg:x2="2.978cm" svg:y2="2.171cm"><text:p/></draw:line><draw:line draw:style-name="gr20" draw:text-style-name="P58" svg:x1="3.265cm" svg:y1="1.513cm" svg:x2="3.265cm" svg:y2="2.171cm"><text:p/></draw:line></draw:g></draw:g><draw:g draw:style-name="gr18"><draw:line draw:style-name="gr20" draw:text-style-name="P58" svg:x1="1.457cm" svg:y1="3.695cm" svg:x2="1.457cm" svg:y2="4.353cm"><text:p/></draw:line><draw:line draw:style-name="gr20" draw:text-style-name="P58" svg:x1="1.744cm" svg:y1="3.695cm" svg:x2="1.744cm" svg:y2="4.353cm"><text:p/></draw:line><draw:line draw:style-name="gr20" draw:text-style-name="P58" svg:x1="2.028cm" svg:y1="3.695cm" svg:x2="2.028cm" svg:y2="4.353cm"><text:p/></draw:line><draw:line draw:style-name="gr20" draw:text-style-name="P58" svg:x1="2.315cm" svg:y1="3.695cm" svg:x2="2.315cm" svg:y2="4.353cm"><text:p/></draw:line></draw:g></draw:g></text:p>
      <text:p text:style-name="P31"><text:span text:style-name="T3">Bien sûr, dès qu</text:span><text:span text:style-name="T6">e les fabricants</text:span><text:span text:style-name="T5"> </text:span><text:span text:style-name="T3">en </text:span><text:span text:style-name="T5">ont</text:span><text:span text:style-name="T3"> été capable</text:span><text:span text:style-name="T5">s</text:span><text:span text:style-name="T3">, </text:span><text:span text:style-name="T6">il</text:span><text:span text:style-name="T5">s se sont</text:span><text:span text:style-name="T3"> mis à construire des processeurs 8 bits, puis 16 bits, 32 bits et aujourd'hui 64 bits.</text:span></text:p>
      <text:p text:style-name="P31"><text:span text:style-name="T11">Ainsi donc, p</text:span><text:span text:style-name="T9">our un processeur donné, l</text:span><text:span text:style-name="T8">es entiers </text:span><text:span text:style-name="T11">sont toujours</text:span><text:span text:style-name="T8"> codés avec un nombre fixe de bits. </text:span><text:span text:style-name="T11">Du coup, pour représenter l’opposé d’un entier, l</text:span><text:span text:style-name="T2">es fabricants </text:span><text:span text:style-name="T8">ont eu l’</text:span><text:span text:style-name="T2">idée </text:span><text:span text:style-name="T8">d’</text:span><text:span text:style-name="T2">utilis</text:span><text:span text:style-name="T8">er</text:span><text:span text:style-name="T2"> la technique du « complément à 2</text:span><text:span text:style-name="T17">n</text:span><text:span text:style-name="T2"> ».</text:span></text:p>
      <text:p text:style-name="P20"/>
      <text:p text:style-name="P32"><text:span text:style-name="T10">Principe </text:span><text:span text:style-name="T14">dans le cas d’un processeur 8 bits</text:span><text:span text:style-name="T2"> :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"><text:span text:style-name="T39">Cherchons par exemple</text:span><text:span text:style-name="T37"> l’opposé</text:span><text:span text:style-name="T25"> </text:span><text:span text:style-name="T37">du</text:span><text:span text:style-name="T25"> nombre de</text:span> 8 bits : <text:span text:style-name="T35">A =</text:span></text:p>
          </table:table-cell>
          <table:table-cell table:style-name="Tableau6.A1" office:value-type="string">
            <text:p text:style-name="P22">0010 1001</text:p>
          </table:table-cell>
        </table:table-row>
        <table:table-row>
          <table:table-cell table:style-name="Tableau6.A1" office:value-type="string">
            <text:p text:style-name="P1"><text:span text:style-name="T24">On inverse les bits (</text:span>Complément à 1 <text:span text:style-name="T34">de chaque bit</text:span><text:span text:style-name="T23">)</text:span> : <text:span text:style-name="T35">B =</text:span></text:p>
          </table:table-cell>
          <table:table-cell table:style-name="Tableau6.A1" office:value-type="string">
            <text:p text:style-name="P24"><draw:control text:anchor-type="as-char" draw:z-index="1" draw:name="Contrôle 30" draw:style-name="gr1" draw:text-style-name="P52" svg:width="3.211cm" svg:height="0.701cm" draw:control="control1"/></text:p>
          </table:table-cell>
        </table:table-row>
        <table:table-row>
          <table:table-cell table:style-name="Tableau6.A1" office:value-type="string">
            <text:p text:style-name="P1"><text:span text:style-name="T24">On </text:span><text:span text:style-name="T37">remarque que, quelle que soit la valeur de A, on aura</text:span> : <text:span text:style-name="T37">A+</text:span><text:span text:style-name="T35">B =</text:span></text:p>
          </table:table-cell>
          <table:table-cell table:style-name="Tableau6.A1" office:value-type="string">
            <text:p text:style-name="P27"><draw:control text:anchor-type="as-char" draw:z-index="4" draw:name="Contrôle 4" draw:style-name="gr1" draw:text-style-name="P52" svg:width="3.211cm" svg:height="0.701cm" draw:control="control4"/></text:p>
          </table:table-cell>
        </table:table-row>
        <table:table-row>
          <table:table-cell table:style-name="Tableau6.A1" office:value-type="string">
            <text:p text:style-name="P3"><text:span text:style-name="T37">Si o</text:span><text:span text:style-name="T31">n</text:span> ajout<text:span text:style-name="T31">e</text:span> 1, <text:span text:style-name="T37">on obtiendra donc toujours</text:span> : <text:span text:style-name="T37">A+</text:span><text:span text:style-name="T36">B+1 =</text:span></text:p>
          </table:table-cell>
          <table:table-cell table:style-name="Tableau6.A1" office:value-type="string">
            <text:p text:style-name="P27"><draw:control text:anchor-type="as-char" draw:z-index="5" draw:name="Contrôle 1" draw:style-name="gr1" draw:text-style-name="P52" svg:width="3.211cm" svg:height="0.701cm" draw:control="control5"/></text:p>
          </table:table-cell>
        </table:table-row>
        <table:table-row>
          <table:table-cell table:style-name="Tableau6.A1" office:value-type="string">
            <text:p text:style-name="P7"><text:span text:style-name="T38">Comme o</text:span>n travaille sur 8 bits, on supprime le 9ème bit : <text:span text:style-name="T37">A+B+1 =</text:span></text:p>
          </table:table-cell>
          <table:table-cell table:style-name="Tableau6.A1" office:value-type="string">
            <text:p text:style-name="P29"><draw:control text:anchor-type="as-char" draw:z-index="6" draw:name="Contrôle 3" draw:style-name="gr1" draw:text-style-name="P52" svg:width="3.211cm" svg:height="0.701cm" draw:control="control6"/></text:p>
          </table:table-cell>
        </table:table-row>
      </table:table>
      <text:p text:style-name="P33">Bilan :</text:p>
      <text:p text:style-name="P35"><text:span text:style-name="T39">Quelle que soit la valeur de A, le nombre </text:span><text:span text:style-name="T37">B+1 </text:span><text:span text:style-name="T38">est </text:span><text:span text:style-name="T39">ce</text:span><text:span text:style-name="T38"> qu’il faut ajouter à A pour </text:span><text:span text:style-name="T39">obtenir</text:span><text:span text:style-name="T38"> </text:span><text:span text:style-name="T45">1 0000 0000</text:span><text:span text:style-name="T42">2</text:span><text:span text:style-name="T38"> </text:span><text:span text:style-name="T46">= </text:span><text:span text:style-name="T45">2</text:span><text:span text:style-name="T18">8</text:span><text:span text:style-name="T47">. </text:span><text:span text:style-name="T39">On appellera donc c</text:span>e nombre « complément à 2<text:span text:style-name="T16">8</text:span> » de A.</text:p>
      <text:p text:style-name="P35"><text:span text:style-name="T46">Mathématiquement : A + (B+1) =</text:span><text:span text:style-name="T45"> 1 0000 0000</text:span><text:span text:style-name="T42">2</text:span><text:span text:style-name="T45">. <text:line-break/></text:span><text:span text:style-name="T46">Mais pour un </text:span><text:span text:style-name="T45">processeur 8 bits, </text:span><text:span text:style-name="T46">le 9ème bit « n’existe pas » et le calcul s’écrit : A + (B+1) =</text:span><text:span text:style-name="T45"> 0000 0000</text:span><text:span text:style-name="T42">2</text:span><text:span text:style-name="T45">. </text:span><text:span text:style-name="T46">Pour déterminer l’opposé de A, on calculera donc B+1.</text:span></text:p>
      <text:p text:style-name="P34">Les circuits du processeur qui permettent de faire des additions vont ainsi pouvoir être utilisés aussi pour les soustractions ! <text:span text:style-name="T40">(soustraction = addition avec l’opposé)</text:span></text:p>
      <text:p text:style-name="P48"/>
      <text:list xml:id="list184648217679863" text:continue-numbering="true" text:style-name="tfNum_20_I_29_">
        <text:list-item>
          <text:p text:style-name="P51">Roue des entiers s<text:span text:style-name="T33">ur 4 bits</text:span></text:p>
        </text:list-item>
      </text:list>
      <text:p text:style-name="P11"/>
      <text:p text:style-name="P10"><draw:g text:anchor-type="as-char" draw:z-index="8" draw:name="Objet de groupe 1" draw:style-name="gr2"><draw:path draw:style-name="gr3" draw:text-style-name="P53" svg:width="8.497cm" svg:height="8.495cm" svg:x="1.548cm" svg:y="1.97cm" svg:viewBox="0 0 8498 8496" svg:d="M8498 4248c0 2346-1902 4248-4249 4248s-4249-1902-4249-4248 1902-4248 4249-4248 4249 1902 4249 4248z"><text:p/></draw:path><draw:path draw:style-name="gr4" draw:text-style-name="P54" svg:width="0.131cm" svg:height="0.131cm" svg:x="5.731cm" svg:y="6.152cm" svg:viewBox="0 0 132 132" svg:d="M132 65c0 38-29 67-66 67-38 0-66-29-66-67 0-37 28-65 66-65 37 0 66 28 66 65z"><text:p/></draw:path><draw:path draw:style-name="gr5" draw:text-style-name="P55" svg:width="0.131cm" svg:height="0.131cm" svg:x="5.731cm" svg:y="6.152cm" svg:viewBox="0 0 132 132" svg:d="M132 65c0 38-29 67-66 67-38 0-66-29-66-67 0-37 28-65 66-65 37 0 66 28 66 65z"><text:p/></draw:path><draw:path draw:style-name="gr4" draw:text-style-name="P54" svg:width="0.177cm" svg:height="0.199cm" svg:x="5.878cm" svg:y="5.886cm" svg:viewBox="0 0 178 200" svg:d="M90 21c-20 0-35 7-45 21-12 15-18 33-18 58 0 24 6 44 18 57 10 15 25 21 45 21 18 0 33-6 45-21 10-13 15-33 15-57 0-25-5-43-15-58-12-14-27-21-45-21zM90 0c26 0 48 9 64 28 16 17 24 42 24 72 0 31-8 55-24 73-16 17-38 27-64 27-29 0-50-10-65-27-17-18-25-42-25-73 0-30 8-55 25-72 15-19 36-28 65-28z"><text:p/></draw:path><draw:path draw:style-name="gr6" draw:text-style-name="P55" svg:width="0.122cm" svg:height="0.156cm" svg:x="5.905cm" svg:y="5.907cm" svg:viewBox="0 0 123 157" svg:d="M63 0c-20 0-35 7-45 21-12 15-18 33-18 58 0 24 6 44 18 57 10 15 25 21 45 21 18 0 33-6 45-21 10-13 15-33 15-57 0-25-5-43-15-58-12-14-27-21-45-21z"><text:p/></draw:path><draw:path draw:style-name="gr6" draw:text-style-name="P55" svg:width="0.177cm" svg:height="0.199cm" svg:x="5.878cm" svg:y="5.886cm" svg:viewBox="0 0 178 200" svg:d="M90 0c26 0 48 9 64 28 16 17 24 42 24 72 0 31-8 55-24 73-16 17-38 27-64 27-29 0-50-10-65-27-17-18-25-42-25-73 0-30 8-55 25-72 15-19 36-28 65-28z"><text:p/></draw:path><draw:path draw:style-name="gr7" draw:text-style-name="P54" svg:width="0.177cm" svg:height="0.199cm" svg:x="5.878cm" svg:y="5.886cm" svg:viewBox="0 0 178 200" svg:d="M90 21c-20 0-35 7-45 21-12 15-18 33-18 58 0 24 6 44 18 57 10 15 25 21 45 21 18 0 33-6 45-21 10-13 15-33 15-57 0-25-5-43-15-58-12-14-27-21-45-21zM90 0c26 0 48 9 64 28 16 17 24 42 24 72 0 31-8 55-24 73-16 17-38 27-64 27-29 0-50-10-65-27-17-18-25-42-25-73 0-30 8-55 25-72 15-19 36-28 65-28z"><text:p/></draw:path><draw:path draw:style-name="gr8" draw:text-style-name="P56" svg:width="0.164cm" svg:height="0.165cm" svg:x="9.963cm" svg:y="6.134cm" svg:viewBox="0 0 165 166" svg:d="M165 82c0 47-37 84-83 84-45 0-82-37-82-84 0-46 37-82 82-82 46 0 83 36 83 82z"><text:p/></draw:path><draw:path draw:style-name="gr9" draw:text-style-name="P57" svg:width="0.164cm" svg:height="0.165cm" svg:x="9.963cm" svg:y="6.134cm" svg:viewBox="0 0 165 166" svg:d="M165 82c0 47-37 84-83 84-45 0-82-37-82-84 0-46 37-82 82-82 46 0 83 36 83 82z"><text:p/></draw:path><draw:path draw:style-name="gr10" draw:text-style-name="P56" svg:width="0.133cm" svg:height="0.199cm" svg:x="10.211cm" svg:y="6.068cm" svg:viewBox="0 0 134 200" svg:d="M68 20c-14 0-24 7-31 20-6 13-10 33-10 60 0 26 4 46 10 59 7 14 17 20 31 20 13 0 22-6 31-20 6-13 8-33 8-59 0-27-2-47-8-60-9-13-18-20-31-20zM68 0c21 0 37 8 49 26 12 17 17 42 17 74 0 33-5 58-17 74-12 17-28 26-49 26-23 0-38-9-51-26-12-16-17-41-17-74 0-32 5-57 17-74 13-18 28-26 51-26z"><text:p/></draw:path><draw:polygon draw:style-name="gr10" draw:text-style-name="P56" svg:width="0.114cm" svg:height="0.192cm" svg:x="10.391cm" svg:y="6.071cm" svg:viewBox="0 0 115 193" draw:points="4,171 47,171 47,24 0,33 0,9 47,0 73,0 73,171 115,171 115,193 4,193"><text:p/></draw:polygon><draw:path draw:style-name="gr10" draw:text-style-name="P56" svg:width="0.131cm" svg:height="0.199cm" svg:x="10.549cm" svg:y="6.068cm" svg:viewBox="0 0 132 200" svg:d="M66 20c-14 0-24 7-30 20-7 13-10 33-10 60 0 26 3 46 10 59 6 14 16 20 30 20 13 0 24-6 30-20 7-13 11-33 11-59 0-27-4-47-11-60-6-13-17-20-30-20zM66 0c21 0 38 8 49 26 12 17 17 42 17 74 0 33-5 58-17 74-11 17-28 26-49 26s-39-9-49-26c-12-16-17-41-17-74 0-32 5-57 17-74 10-18 28-26 49-26z"><text:p/></draw:path><draw:path draw:style-name="gr10" draw:text-style-name="P56" svg:width="0.133cm" svg:height="0.199cm" svg:x="10.716cm" svg:y="6.068cm" svg:viewBox="0 0 134 200" svg:d="M67 20c-13 0-23 7-30 20s-10 33-10 60c0 26 3 46 10 59 7 14 17 20 30 20 15 0 23-6 30-20 7-13 11-33 11-59 0-27-4-47-11-60s-15-20-30-20zM67 0c22 0 38 8 50 26 11 17 17 42 17 74 0 33-6 58-17 74-12 17-28 26-50 26s-38-9-49-26c-12-16-18-41-18-74 0-32 6-57 18-74 11-18 27-26 49-26z"><text:p/></draw:path><draw:path draw:style-name="gr11" draw:text-style-name="P57" svg:width="0.079cm" svg:height="0.158cm" svg:x="10.238cm" svg:y="6.087cm" svg:viewBox="0 0 80 159" svg:d="M41 0c-14 0-24 7-31 20-6 13-10 33-10 60 0 26 4 46 10 59 7 14 17 20 31 20 13 0 22-6 31-20 6-13 8-33 8-59 0-27-2-47-8-60-9-13-18-20-31-20z"><text:p/></draw:path><draw:path draw:style-name="gr11" draw:text-style-name="P57" svg:width="0.133cm" svg:height="0.199cm" svg:x="10.211cm" svg:y="6.068cm" svg:viewBox="0 0 134 200" svg:d="M68 0c21 0 37 8 49 26 12 17 17 42 17 74 0 33-5 58-17 74-12 17-28 26-49 26-23 0-38-9-51-26-12-16-17-41-17-74 0-32 5-57 17-74 13-18 28-26 51-26z"><text:p/></draw:path><draw:polygon draw:style-name="gr11" draw:text-style-name="P57" svg:width="0.114cm" svg:height="0.192cm" svg:x="10.391cm" svg:y="6.071cm" svg:viewBox="0 0 115 193" draw:points="4,171 47,171 47,24 0,33 0,9 47,0 73,0 73,171 115,171 115,193 4,193"><text:p/></draw:polygon><draw:path draw:style-name="gr11" draw:text-style-name="P57" svg:width="0.08cm" svg:height="0.158cm" svg:x="10.575cm" svg:y="6.087cm" svg:viewBox="0 0 81 159" svg:d="M40 0c-14 0-24 7-30 20-7 13-10 33-10 60 0 26 3 46 10 59 6 14 16 20 30 20 13 0 24-6 30-20 7-13 11-33 11-59 0-27-4-47-11-60-6-13-17-20-30-20z"><text:p/></draw:path><draw:path draw:style-name="gr11" draw:text-style-name="P57" svg:width="0.131cm" svg:height="0.199cm" svg:x="10.549cm" svg:y="6.068cm" svg:viewBox="0 0 132 200" svg:d="M66 0c21 0 38 8 49 26 12 17 17 42 17 74 0 33-5 58-17 74-11 17-28 26-49 26s-39-9-49-26c-12-16-17-41-17-74 0-32 5-57 17-74 10-18 28-26 49-26z"><text:p/></draw:path><draw:path draw:style-name="gr11" draw:text-style-name="P57" svg:width="0.08cm" svg:height="0.158cm" svg:x="10.743cm" svg:y="6.087cm" svg:viewBox="0 0 81 159" svg:d="M40 0c-13 0-23 7-30 20s-10 33-10 60c0 26 3 46 10 59 7 14 17 20 30 20 15 0 23-6 30-20 7-13 11-33 11-59 0-27-4-47-11-60s-15-20-30-20z"><text:p/></draw:path><draw:path draw:style-name="gr11" draw:text-style-name="P57" svg:width="0.133cm" svg:height="0.199cm" svg:x="10.716cm" svg:y="6.068cm" svg:viewBox="0 0 134 200" svg:d="M67 0c22 0 38 8 50 26 11 17 17 42 17 74 0 33-6 58-17 74-12 17-28 26-50 26s-38-9-49-26c-12-16-18-41-18-74 0-32 6-57 18-74 11-18 27-26 49-26z"><text:p/></draw:path><draw:path draw:style-name="gr8" draw:text-style-name="P56" svg:width="0.133cm" svg:height="0.199cm" svg:x="10.211cm" svg:y="6.068cm" svg:viewBox="0 0 134 200" svg:d="M68 20c-14 0-24 7-31 20-6 13-10 33-10 60 0 26 4 46 10 59 7 14 17 20 31 20 13 0 22-6 31-20 6-13 8-33 8-59 0-27-2-47-8-60-9-13-18-20-31-20zM68 0c21 0 37 8 49 26 12 17 17 42 17 74 0 33-5 58-17 74-12 17-28 26-49 26-23 0-38-9-51-26-12-16-17-41-17-74 0-32 5-57 17-74 13-18 28-26 51-26z"><text:p/></draw:path><draw:polygon draw:style-name="gr8" draw:text-style-name="P56" svg:width="0.114cm" svg:height="0.192cm" svg:x="10.391cm" svg:y="6.071cm" svg:viewBox="0 0 115 193" draw:points="4,171 47,171 47,24 0,33 0,9 47,0 73,0 73,171 115,171 115,193 4,193"><text:p/></draw:polygon><draw:path draw:style-name="gr8" draw:text-style-name="P56" svg:width="0.131cm" svg:height="0.199cm" svg:x="10.549cm" svg:y="6.068cm" svg:viewBox="0 0 132 200" svg:d="M66 20c-14 0-24 7-30 20-7 13-10 33-10 60 0 26 3 46 10 59 6 14 16 20 30 20 13 0 24-6 30-20 7-13 11-33 11-59 0-27-4-47-11-60-6-13-17-20-30-20zM66 0c21 0 38 8 49 26 12 17 17 42 17 74 0 33-5 58-17 74-11 17-28 26-49 26s-39-9-49-26c-12-16-17-41-17-74 0-32 5-57 17-74 10-18 28-26 49-26z"><text:p/></draw:path><draw:path draw:style-name="gr8" draw:text-style-name="P56" svg:width="0.133cm" svg:height="0.199cm" svg:x="10.716cm" svg:y="6.068cm" svg:viewBox="0 0 134 200" svg:d="M67 20c-13 0-23 7-30 20s-10 33-10 60c0 26 3 46 10 59 7 14 17 20 30 20 15 0 23-6 30-20 7-13 11-33 11-59 0-27-4-47-11-60s-15-20-30-20zM67 0c22 0 38 8 50 26 11 17 17 42 17 74 0 33-6 58-17 74-12 17-28 26-50 26s-38-9-49-26c-12-16-18-41-18-74 0-32 6-57 18-74 11-18 27-26 49-26z"><text:p/></draw:path><draw:path draw:style-name="gr8" draw:text-style-name="P56" svg:width="0.165cm" svg:height="0.164cm" svg:x="9.638cm" svg:y="4.51cm" svg:viewBox="0 0 166 165" svg:d="M166 83c0 45-37 82-82 82-46 0-84-37-84-82 0-46 38-83 84-83 45 0 82 37 82 83z"><text:p/></draw:path><draw:path draw:style-name="gr9" draw:text-style-name="P57" svg:width="0.165cm" svg:height="0.164cm" svg:x="9.638cm" svg:y="4.51cm" svg:viewBox="0 0 166 165" svg:d="M166 83c0 45-37 82-82 82-46 0-84-37-84-82 0-46 38-83 84-83 45 0 82 37 82 83z"><text:p/></draw:path><draw:path draw:style-name="gr10" draw:text-style-name="P56" svg:width="0.131cm" svg:height="0.199cm" svg:x="9.799cm" svg:y="4.233cm" svg:viewBox="0 0 132 200" svg:d="M66 21c-14 0-24 7-30 20-7 13-10 33-10 60s3 46 10 60c6 13 16 19 30 19 13 0 23-6 30-19 7-14 11-33 11-60s-4-47-11-60-17-20-30-20zM66 0c21 0 38 9 49 26 12 17 17 42 17 75 0 32-5 57-17 74-11 17-28 25-49 25s-39-8-49-25c-12-17-17-42-17-74 0-33 5-58 17-75 10-17 28-26 49-26z"><text:p/></draw:path><draw:path draw:style-name="gr10" draw:text-style-name="P56" svg:width="0.133cm" svg:height="0.199cm" svg:x="9.966cm" svg:y="4.233cm" svg:viewBox="0 0 134 200" svg:d="M67 21c-13 0-23 7-30 20s-10 33-10 60 3 46 10 60c7 13 17 19 30 19 14 0 23-6 30-19 7-14 11-33 11-60s-4-47-11-60-16-20-30-20zM67 0c22 0 38 9 50 26 11 17 17 42 17 75 0 32-6 57-17 74-12 17-28 25-50 25s-38-8-49-25c-12-17-18-42-18-74 0-33 6-58 18-75 11-17 27-26 49-26z"><text:p/></draw:path><draw:polygon draw:style-name="gr10" draw:text-style-name="P56" svg:width="0.114cm" svg:height="0.193cm" svg:x="10.146cm" svg:y="4.236cm" svg:viewBox="0 0 115 194" draw:points="5,171 47,171 47,24 0,34 0,10 47,0 74,0 74,171 115,171 115,194 5,194"><text:p/></draw:polygon><draw:polygon draw:style-name="gr10" draw:text-style-name="P56" svg:width="0.114cm" svg:height="0.193cm" svg:x="10.315cm" svg:y="4.236cm" svg:viewBox="0 0 115 194" draw:points="3,171 46,171 46,24 0,34 0,10 46,0 72,0 72,171 115,171 115,194 3,194"><text:p/></draw:polygon><draw:path draw:style-name="gr11" draw:text-style-name="P57" svg:width="0.08cm" svg:height="0.158cm" svg:x="9.825cm" svg:y="4.256cm" svg:viewBox="0 0 81 159" svg:d="M40 0c-14 0-24 7-30 20-7 13-10 33-10 60s3 46 10 60c6 13 16 19 30 19 13 0 23-6 30-19 7-14 11-33 11-60s-4-47-11-60-17-20-30-20z"><text:p/></draw:path><draw:path draw:style-name="gr11" draw:text-style-name="P57" svg:width="0.131cm" svg:height="0.199cm" svg:x="9.799cm" svg:y="4.233cm" svg:viewBox="0 0 132 200" svg:d="M66 0c21 0 38 9 49 26 12 17 17 42 17 75 0 32-5 57-17 74-11 17-28 25-49 25s-39-8-49-25c-12-17-17-42-17-74 0-33 5-58 17-75 10-17 28-26 49-26z"><text:p/></draw:path><draw:path draw:style-name="gr11" draw:text-style-name="P57" svg:width="0.08cm" svg:height="0.158cm" svg:x="9.993cm" svg:y="4.256cm" svg:viewBox="0 0 81 159" svg:d="M40 0c-13 0-23 7-30 20s-10 33-10 60 3 46 10 60c7 13 17 19 30 19 14 0 23-6 30-19 7-14 11-33 11-60s-4-47-11-60-16-20-30-20z"><text:p/></draw:path><draw:path draw:style-name="gr11" draw:text-style-name="P57" svg:width="0.133cm" svg:height="0.199cm" svg:x="9.966cm" svg:y="4.233cm" svg:viewBox="0 0 134 200" svg:d="M67 0c22 0 38 9 50 26 11 17 17 42 17 75 0 32-6 57-17 74-12 17-28 25-50 25s-38-8-49-25c-12-17-18-42-18-74 0-33 6-58 18-75 11-17 27-26 49-26z"><text:p/></draw:path><draw:polygon draw:style-name="gr11" draw:text-style-name="P57" svg:width="0.114cm" svg:height="0.193cm" svg:x="10.146cm" svg:y="4.236cm" svg:viewBox="0 0 115 194" draw:points="5,171 47,171 47,24 0,34 0,10 47,0 74,0 74,171 115,171 115,194 5,194"><text:p/></draw:polygon><draw:polygon draw:style-name="gr11" draw:text-style-name="P57" svg:width="0.114cm" svg:height="0.193cm" svg:x="10.315cm" svg:y="4.236cm" svg:viewBox="0 0 115 194" draw:points="3,171 46,171 46,24 0,34 0,10 46,0 72,0 72,171 115,171 115,194 3,194"><text:p/></draw:polygon><draw:path draw:style-name="gr8" draw:text-style-name="P56" svg:width="0.131cm" svg:height="0.199cm" svg:x="9.799cm" svg:y="4.233cm" svg:viewBox="0 0 132 200" svg:d="M66 21c-14 0-24 7-30 20-7 13-10 33-10 60s3 46 10 60c6 13 16 19 30 19 13 0 23-6 30-19 7-14 11-33 11-60s-4-47-11-60-17-20-30-20zM66 0c21 0 38 9 49 26 12 17 17 42 17 75 0 32-5 57-17 74-11 17-28 25-49 25s-39-8-49-25c-12-17-17-42-17-74 0-33 5-58 17-75 10-17 28-26 49-26z"><text:p/></draw:path><draw:path draw:style-name="gr8" draw:text-style-name="P56" svg:width="0.133cm" svg:height="0.199cm" svg:x="9.966cm" svg:y="4.233cm" svg:viewBox="0 0 134 200" svg:d="M67 21c-13 0-23 7-30 20s-10 33-10 60 3 46 10 60c7 13 17 19 30 19 14 0 23-6 30-19 7-14 11-33 11-60s-4-47-11-60-16-20-30-20zM67 0c22 0 38 9 50 26 11 17 17 42 17 75 0 32-6 57-17 74-12 17-28 25-50 25s-38-8-49-25c-12-17-18-42-18-74 0-33 6-58 18-75 11-17 27-26 49-26z"><text:p/></draw:path><draw:polygon draw:style-name="gr8" draw:text-style-name="P56" svg:width="0.114cm" svg:height="0.193cm" svg:x="10.146cm" svg:y="4.236cm" svg:viewBox="0 0 115 194" draw:points="5,171 47,171 47,24 0,34 0,10 47,0 74,0 74,171 115,171 115,194 5,194"><text:p/></draw:polygon><draw:polygon draw:style-name="gr8" draw:text-style-name="P56" svg:width="0.114cm" svg:height="0.193cm" svg:x="10.315cm" svg:y="4.236cm" svg:viewBox="0 0 115 194" draw:points="3,171 46,171 46,24 0,34 0,10 46,0 72,0 72,171 115,171 115,194 3,194"><text:p/></draw:polygon><draw:path draw:style-name="gr8" draw:text-style-name="P56" svg:width="0.164cm" svg:height="0.165cm" svg:x="8.718cm" svg:y="3.129cm" svg:viewBox="0 0 165 166" svg:d="M165 83c0 45-36 83-83 83-45 0-82-38-82-83 0-46 37-83 82-83 47 0 83 37 83 83z"><text:p/></draw:path><draw:path draw:style-name="gr9" draw:text-style-name="P57" svg:width="0.164cm" svg:height="0.165cm" svg:x="8.718cm" svg:y="3.129cm" svg:viewBox="0 0 165 166" svg:d="M165 83c0 45-36 83-83 83-45 0-82-38-82-83 0-46 37-83 82-83 47 0 83 37 83 83z"><text:p/></draw:path><draw:path draw:style-name="gr10" draw:text-style-name="P56" svg:width="0.133cm" svg:height="0.199cm" svg:x="8.888cm" svg:y="2.843cm" svg:viewBox="0 0 134 200" svg:d="M68 22c-14 0-24 6-30 20-7 13-11 32-11 59 0 26 4 46 11 59 6 14 16 20 30 20 13 0 22-6 31-20 6-13 9-33 9-59 0-27-3-46-9-59-9-14-18-20-31-20zM68 0c21 0 37 10 49 25 12 18 17 43 17 76 0 32-5 57-17 74s-28 25-49 25c-23 0-38-8-50-25s-18-42-18-74c0-33 6-58 18-76 12-15 27-25 50-25z"><text:p/></draw:path><draw:path draw:style-name="gr10" draw:text-style-name="P56" svg:width="0.132cm" svg:height="0.199cm" svg:x="9.057cm" svg:y="2.843cm" svg:viewBox="0 0 133 200" svg:d="M67 22c-13 0-24 6-31 20-6 13-10 32-10 59 0 26 4 46 10 59 7 14 18 20 31 20s24-6 31-20c6-13 9-33 9-59 0-27-3-46-9-59-7-14-18-20-31-20zM67 0c21 0 38 10 49 25 12 18 17 43 17 76 0 32-5 57-17 74-11 17-28 25-49 25-22 0-38-8-50-25-11-17-17-42-17-74 0-33 6-58 17-76 12-15 28-25 50-25z"><text:p/></draw:path><draw:polygon draw:style-name="gr10" draw:text-style-name="P56" svg:width="0.114cm" svg:height="0.192cm" svg:x="9.237cm" svg:y="2.85cm" svg:viewBox="0 0 115 193" draw:points="3,171 47,171 47,24 0,33 0,10 46,0 72,0 72,171 115,171 115,193 3,193"><text:p/></draw:polygon><draw:path draw:style-name="gr10" draw:text-style-name="P56" svg:width="0.133cm" svg:height="0.199cm" svg:x="9.394cm" svg:y="2.843cm" svg:viewBox="0 0 134 200" svg:d="M66 22c-13 0-22 6-30 20-7 13-10 32-10 59 0 26 3 46 10 59 8 14 17 20 30 20 15 0 24-6 30-20 7-13 11-33 11-59 0-27-4-46-11-59-6-14-15-20-30-20zM66 0c23 0 38 10 50 25 11 18 18 43 18 76 0 32-7 57-18 74-12 17-27 25-50 25-21 0-38-8-49-25-12-17-17-42-17-74 0-33 5-58 17-76 11-15 28-25 49-25z"><text:p/></draw:path><draw:path draw:style-name="gr11" draw:text-style-name="P57" svg:width="0.08cm" svg:height="0.157cm" svg:x="8.915cm" svg:y="2.866cm" svg:viewBox="0 0 81 158" svg:d="M41 0c-14 0-24 6-30 20-7 13-11 32-11 59 0 26 4 46 11 59 6 14 16 20 30 20 13 0 22-6 31-20 6-13 9-33 9-59 0-27-3-46-9-59-9-14-18-20-31-20z"><text:p/></draw:path><draw:path draw:style-name="gr11" draw:text-style-name="P57" svg:width="0.133cm" svg:height="0.199cm" svg:x="8.888cm" svg:y="2.843cm" svg:viewBox="0 0 134 200" svg:d="M68 0c21 0 37 10 49 25 12 18 17 43 17 76 0 32-5 57-17 74s-28 25-49 25c-23 0-38-8-50-25s-18-42-18-74c0-33 6-58 18-76 12-15 27-25 50-25z"><text:p/></draw:path><draw:path draw:style-name="gr11" draw:text-style-name="P57" svg:width="0.08cm" svg:height="0.157cm" svg:x="9.083cm" svg:y="2.866cm" svg:viewBox="0 0 81 158" svg:d="M41 0c-13 0-24 6-31 20-6 13-10 32-10 59 0 26 4 46 10 59 7 14 18 20 31 20s24-6 31-20c6-13 9-33 9-59 0-27-3-46-9-59-7-14-18-20-31-20z"><text:p/></draw:path><draw:path draw:style-name="gr11" draw:text-style-name="P57" svg:width="0.132cm" svg:height="0.199cm" svg:x="9.057cm" svg:y="2.843cm" svg:viewBox="0 0 133 200" svg:d="M67 0c21 0 38 10 49 25 12 18 17 43 17 76 0 32-5 57-17 74-11 17-28 25-49 25-22 0-38-8-50-25-11-17-17-42-17-74 0-33 6-58 17-76 12-15 28-25 50-25z"><text:p/></draw:path><draw:polygon draw:style-name="gr11" draw:text-style-name="P57" svg:width="0.114cm" svg:height="0.192cm" svg:x="9.237cm" svg:y="2.85cm" svg:viewBox="0 0 115 193" draw:points="3,171 47,171 47,24 0,33 0,10 46,0 72,0 72,171 115,171 115,193 3,193"><text:p/></draw:polygon><draw:path draw:style-name="gr11" draw:text-style-name="P57" svg:width="0.08cm" svg:height="0.157cm" svg:x="9.42cm" svg:y="2.866cm" svg:viewBox="0 0 81 158" svg:d="M40 0c-13 0-22 6-30 20-7 13-10 32-10 59 0 26 3 46 10 59 8 14 17 20 30 20 15 0 24-6 30-20 7-13 11-33 11-59 0-27-4-46-11-59-6-14-15-20-30-20z"><text:p/></draw:path><draw:path draw:style-name="gr11" draw:text-style-name="P57" svg:width="0.133cm" svg:height="0.199cm" svg:x="9.394cm" svg:y="2.843cm" svg:viewBox="0 0 134 200" svg:d="M66 0c23 0 38 10 50 25 11 18 18 43 18 76 0 32-7 57-18 74-12 17-27 25-50 25-21 0-38-8-49-25-12-17-17-42-17-74 0-33 5-58 17-76 11-15 28-25 49-25z"><text:p/></draw:path><draw:path draw:style-name="gr8" draw:text-style-name="P56" svg:width="0.133cm" svg:height="0.199cm" svg:x="8.888cm" svg:y="2.843cm" svg:viewBox="0 0 134 200" svg:d="M68 22c-14 0-24 6-30 20-7 13-11 32-11 59 0 26 4 46 11 59 6 14 16 20 30 20 13 0 22-6 31-20 6-13 9-33 9-59 0-27-3-46-9-59-9-14-18-20-31-20zM68 0c21 0 37 10 49 25 12 18 17 43 17 76 0 32-5 57-17 74s-28 25-49 25c-23 0-38-8-50-25s-18-42-18-74c0-33 6-58 18-76 12-15 27-25 50-25z"><text:p/></draw:path><draw:path draw:style-name="gr8" draw:text-style-name="P56" svg:width="0.132cm" svg:height="0.199cm" svg:x="9.057cm" svg:y="2.843cm" svg:viewBox="0 0 133 200" svg:d="M67 22c-13 0-24 6-31 20-6 13-10 32-10 59 0 26 4 46 10 59 7 14 18 20 31 20s24-6 31-20c6-13 9-33 9-59 0-27-3-46-9-59-7-14-18-20-31-20zM67 0c21 0 38 10 49 25 12 18 17 43 17 76 0 32-5 57-17 74-11 17-28 25-49 25-22 0-38-8-50-25-11-17-17-42-17-74 0-33 6-58 17-76 12-15 28-25 50-25z"><text:p/></draw:path><draw:polygon draw:style-name="gr8" draw:text-style-name="P56" svg:width="0.114cm" svg:height="0.192cm" svg:x="9.237cm" svg:y="2.85cm" svg:viewBox="0 0 115 193" draw:points="3,171 47,171 47,24 0,33 0,10 46,0 72,0 72,171 115,171 115,193 3,193"><text:p/></draw:polygon><draw:path draw:style-name="gr8" draw:text-style-name="P56" svg:width="0.133cm" svg:height="0.199cm" svg:x="9.394cm" svg:y="2.843cm" svg:viewBox="0 0 134 200" svg:d="M66 22c-13 0-22 6-30 20-7 13-10 32-10 59 0 26 3 46 10 59 8 14 17 20 30 20 15 0 24-6 30-20 7-13 11-33 11-59 0-27-4-46-11-59-6-14-15-20-30-20zM66 0c23 0 38 10 50 25 11 18 18 43 18 76 0 32-7 57-18 74-12 17-27 25-50 25-21 0-38-8-49-25-12-17-17-42-17-74 0-33 5-58 17-76 11-15 28-25 49-25z"><text:p/></draw:path><draw:path draw:style-name="gr8" draw:text-style-name="P56" svg:width="0.164cm" svg:height="0.164cm" svg:x="7.34cm" svg:y="2.208cm" svg:viewBox="0 0 165 165" svg:d="M165 82c0 47-37 83-83 83-45 0-82-36-82-83 0-45 37-82 82-82 46 0 83 37 83 82z"><text:p/></draw:path><draw:path draw:style-name="gr9" draw:text-style-name="P57" svg:width="0.164cm" svg:height="0.164cm" svg:x="7.34cm" svg:y="2.208cm" svg:viewBox="0 0 165 165" svg:d="M165 82c0 47-37 83-83 83-45 0-82-36-82-83 0-45 37-82 82-82 46 0 83 37 83 82z"><text:p/></draw:path><draw:path draw:style-name="gr10" draw:text-style-name="P56" svg:width="0.132cm" svg:height="0.198cm" svg:x="7.5cm" svg:y="1.94cm" svg:viewBox="0 0 133 199" svg:d="M67 20c-14 0-24 6-30 19-7 13-11 33-11 60 0 26 4 46 11 59 6 14 16 20 30 20 13 0 23-6 31-20 6-13 9-33 9-59 0-27-3-47-9-60-8-13-18-19-31-19zM67 0c21 0 37 7 49 25 12 17 17 42 17 74 0 33-5 58-17 74-12 17-28 26-49 26-22 0-39-9-50-26-12-16-17-41-17-74 0-32 5-57 17-74 11-18 28-25 50-25z"><text:p/></draw:path><draw:path draw:style-name="gr10" draw:text-style-name="P56" svg:width="0.132cm" svg:height="0.198cm" svg:x="7.668cm" svg:y="1.94cm" svg:viewBox="0 0 133 199" svg:d="M67 20c-13 0-23 6-30 19s-11 33-11 60c0 26 4 46 11 59 7 14 17 20 30 20s24-6 30-20c7-13 10-33 10-59 0-27-3-47-10-60-6-13-17-19-30-19zM67 0c22 0 38 7 49 25 12 17 17 42 17 74 0 33-5 58-17 74-11 17-27 26-49 26s-38-9-50-26c-11-16-17-41-17-74 0-32 6-57 17-74 12-18 28-25 50-25z"><text:p/></draw:path><draw:path draw:style-name="gr10" draw:text-style-name="P56" svg:width="0.131cm" svg:height="0.198cm" svg:x="7.837cm" svg:y="1.94cm" svg:viewBox="0 0 132 199" svg:d="M66 20c-13 0-24 6-30 19-7 13-10 33-10 60 0 26 3 46 10 59 6 14 17 20 30 20 14 0 24-6 30-20 7-13 11-33 11-59 0-27-4-47-11-60-6-13-16-19-30-19zM66 0c21 0 39 7 49 25 12 17 17 42 17 74 0 33-5 58-17 74-10 17-28 26-49 26s-38-9-49-26c-12-16-17-41-17-74 0-32 5-57 17-74 11-18 28-25 49-25z"><text:p/></draw:path><draw:polygon draw:style-name="gr10" draw:text-style-name="P56" svg:width="0.114cm" svg:height="0.192cm" svg:x="8.017cm" svg:y="1.94cm" svg:viewBox="0 0 115 193" draw:points="4,171 46,171 46,24 0,33 0,10 46,0 71,0 71,171 115,171 115,193 4,193"><text:p/></draw:polygon><draw:path draw:style-name="gr11" draw:text-style-name="P57" svg:width="0.08cm" svg:height="0.157cm" svg:x="7.526cm" svg:y="1.955cm" svg:viewBox="0 0 81 158" svg:d="M41 0c-14 0-24 6-30 19-7 13-11 33-11 60 0 26 4 46 11 59 6 14 16 20 30 20 13 0 23-6 31-20 6-13 9-33 9-59 0-27-3-47-9-60-8-13-18-19-31-19z"><text:p/></draw:path><draw:path draw:style-name="gr11" draw:text-style-name="P57" svg:width="0.132cm" svg:height="0.198cm" svg:x="7.5cm" svg:y="1.94cm" svg:viewBox="0 0 133 199" svg:d="M67 0c21 0 37 7 49 25 12 17 17 42 17 74 0 33-5 58-17 74-12 17-28 26-49 26-22 0-39-9-50-26-12-16-17-41-17-74 0-32 5-57 17-74 11-18 28-25 50-25z"><text:p/></draw:path><draw:path draw:style-name="gr11" draw:text-style-name="P57" svg:width="0.08cm" svg:height="0.157cm" svg:x="7.694cm" svg:y="1.955cm" svg:viewBox="0 0 81 158" svg:d="M41 0c-13 0-23 6-30 19s-11 33-11 60c0 26 4 46 11 59 7 14 17 20 30 20s24-6 30-20c7-13 10-33 10-59 0-27-3-47-10-60-6-13-17-19-30-19z"><text:p/></draw:path><draw:path draw:style-name="gr11" draw:text-style-name="P57" svg:width="0.132cm" svg:height="0.198cm" svg:x="7.668cm" svg:y="1.94cm" svg:viewBox="0 0 133 199" svg:d="M67 0c22 0 38 7 49 25 12 17 17 42 17 74 0 33-5 58-17 74-11 17-27 26-49 26s-38-9-50-26c-11-16-17-41-17-74 0-32 6-57 17-74 12-18 28-25 50-25z"><text:p/></draw:path><draw:path draw:style-name="gr11" draw:text-style-name="P57" svg:width="0.08cm" svg:height="0.157cm" svg:x="7.863cm" svg:y="1.955cm" svg:viewBox="0 0 81 158" svg:d="M40 0c-13 0-24 6-30 19-7 13-10 33-10 60 0 26 3 46 10 59 6 14 17 20 30 20 14 0 24-6 30-20 7-13 11-33 11-59 0-27-4-47-11-60-6-13-16-19-30-19z"><text:p/></draw:path><draw:path draw:style-name="gr11" draw:text-style-name="P57" svg:width="0.131cm" svg:height="0.198cm" svg:x="7.837cm" svg:y="1.94cm" svg:viewBox="0 0 132 199" svg:d="M66 0c21 0 39 7 49 25 12 17 17 42 17 74 0 33-5 58-17 74-10 17-28 26-49 26s-38-9-49-26c-12-16-17-41-17-74 0-32 5-57 17-74 11-18 28-25 49-25z"><text:p/></draw:path><draw:polygon draw:style-name="gr11" draw:text-style-name="P57" svg:width="0.114cm" svg:height="0.192cm" svg:x="8.017cm" svg:y="1.94cm" svg:viewBox="0 0 115 193" draw:points="4,171 46,171 46,24 0,33 0,10 46,0 71,0 71,171 115,171 115,193 4,193"><text:p/></draw:polygon><draw:path draw:style-name="gr8" draw:text-style-name="P56" svg:width="0.132cm" svg:height="0.198cm" svg:x="7.5cm" svg:y="1.94cm" svg:viewBox="0 0 133 199" svg:d="M67 20c-14 0-24 6-30 19-7 13-11 33-11 60 0 26 4 46 11 59 6 14 16 20 30 20 13 0 23-6 31-20 6-13 9-33 9-59 0-27-3-47-9-60-8-13-18-19-31-19zM67 0c21 0 37 7 49 25 12 17 17 42 17 74 0 33-5 58-17 74-12 17-28 26-49 26-22 0-39-9-50-26-12-16-17-41-17-74 0-32 5-57 17-74 11-18 28-25 50-25z"><text:p/></draw:path><draw:path draw:style-name="gr8" draw:text-style-name="P56" svg:width="0.132cm" svg:height="0.198cm" svg:x="7.668cm" svg:y="1.94cm" svg:viewBox="0 0 133 199" svg:d="M67 20c-13 0-23 6-30 19s-11 33-11 60c0 26 4 46 11 59 7 14 17 20 30 20s24-6 30-20c7-13 10-33 10-59 0-27-3-47-10-60-6-13-17-19-30-19zM67 0c22 0 38 7 49 25 12 17 17 42 17 74 0 33-5 58-17 74-11 17-27 26-49 26s-38-9-50-26c-11-16-17-41-17-74 0-32 6-57 17-74 12-18 28-25 50-25z"><text:p/></draw:path><draw:path draw:style-name="gr8" draw:text-style-name="P56" svg:width="0.131cm" svg:height="0.198cm" svg:x="7.837cm" svg:y="1.94cm" svg:viewBox="0 0 132 199" svg:d="M66 20c-13 0-24 6-30 19-7 13-10 33-10 60 0 26 3 46 10 59 6 14 17 20 30 20 14 0 24-6 30-20 7-13 11-33 11-59 0-27-4-47-11-60-6-13-16-19-30-19zM66 0c21 0 39 7 49 25 12 17 17 42 17 74 0 33-5 58-17 74-10 17-28 26-49 26s-38-9-49-26c-12-16-17-41-17-74 0-32 5-57 17-74 11-18 28-25 49-25z"><text:p/></draw:path><draw:polygon draw:style-name="gr8" draw:text-style-name="P56" svg:width="0.114cm" svg:height="0.192cm" svg:x="8.017cm" svg:y="1.94cm" svg:viewBox="0 0 115 193" draw:points="4,171 46,171 46,24 0,33 0,10 46,0 71,0 71,171 115,171 115,193 4,193"><text:p/></draw:polygon><draw:path draw:style-name="gr8" draw:text-style-name="P56" svg:width="0.165cm" svg:height="0.165cm" svg:x="5.713cm" svg:y="1.887cm" svg:viewBox="0 0 166 166" svg:d="M166 84c0 45-37 82-82 82-46 0-84-37-84-82 0-46 38-84 84-84 45 0 82 38 82 84z"><text:p/></draw:path><draw:path draw:style-name="gr9" draw:text-style-name="P57" svg:width="0.165cm" svg:height="0.165cm" svg:x="5.713cm" svg:y="1.887cm" svg:viewBox="0 0 166 166" svg:d="M166 84c0 45-37 82-82 82-46 0-84-37-84-82 0-46 38-84 84-84 45 0 82 38 82 84z"><text:p/></draw:path><draw:path draw:style-name="gr10" draw:text-style-name="P56" svg:width="0.133cm" svg:height="0.199cm" svg:x="5.549cm" svg:y="1.604cm" svg:viewBox="0 0 134 200" svg:d="M68 20c-14 0-24 6-31 20-6 13-10 33-10 59 0 27 4 46 10 60 7 13 17 19 31 19 13 0 22-6 31-19 6-14 8-33 8-60 0-26-2-46-8-59-9-14-18-20-31-20zM68 0c21 0 37 8 49 25s17 43 17 74c0 33-5 58-17 74-12 17-28 27-49 27-23 0-39-10-51-27-12-16-17-41-17-74 0-31 5-57 17-74s28-25 51-25z"><text:p/></draw:path><draw:path draw:style-name="gr10" draw:text-style-name="P56" svg:width="0.132cm" svg:height="0.199cm" svg:x="5.718cm" svg:y="1.604cm" svg:viewBox="0 0 133 200" svg:d="M67 20c-14 0-24 6-31 20-6 13-10 33-10 59 0 27 4 46 10 60 7 13 17 19 31 19 13 0 24-6 30-19 7-14 9-33 9-60 0-26-2-46-9-59-6-14-17-20-30-20zM67 0c21 0 38 8 49 25 12 17 17 43 17 74 0 33-5 58-17 74-11 17-28 27-49 27-22 0-39-10-51-27-10-16-16-41-16-74 0-31 6-57 16-74 12-17 29-25 51-25z"><text:p/></draw:path><draw:path draw:style-name="gr10" draw:text-style-name="P56" svg:width="0.131cm" svg:height="0.199cm" svg:x="5.887cm" svg:y="1.604cm" svg:viewBox="0 0 132 200" svg:d="M66 20c-14 0-24 6-30 20-7 13-10 33-10 59 0 27 3 46 10 60 6 13 16 19 30 19 13 0 24-6 30-19 7-14 11-33 11-60 0-26-4-46-11-59-6-14-17-20-30-20zM66 0c21 0 38 8 49 25 12 17 17 43 17 74 0 33-5 58-17 74-11 17-28 27-49 27s-39-10-49-27c-12-16-17-41-17-74 0-31 5-57 17-74 10-17 28-25 49-25z"><text:p/></draw:path><draw:path draw:style-name="gr10" draw:text-style-name="P56" svg:width="0.133cm" svg:height="0.199cm" svg:x="6.054cm" svg:y="1.604cm" svg:viewBox="0 0 134 200" svg:d="M67 20c-13 0-23 6-30 20-7 13-10 33-10 59 0 27 3 46 10 60 7 13 17 19 30 19 15 0 23-6 30-19 7-14 11-33 11-60 0-26-4-46-11-59-7-14-15-20-30-20zM67 0c22 0 38 8 50 25 11 17 17 43 17 74 0 33-6 58-17 74-12 17-28 27-50 27s-38-10-49-27c-12-16-18-41-18-74 0-31 6-57 18-74 11-17 27-25 49-25z"><text:p/></draw:path><draw:path draw:style-name="gr11" draw:text-style-name="P57" svg:width="0.079cm" svg:height="0.157cm" svg:x="5.576cm" svg:y="1.626cm" svg:viewBox="0 0 80 158" svg:d="M41 0c-14 0-24 6-31 20-6 13-10 33-10 59 0 27 4 46 10 60 7 13 17 19 31 19 13 0 22-6 31-19 6-14 8-33 8-60 0-26-2-46-8-59-9-14-18-20-31-20z"><text:p/></draw:path><draw:path draw:style-name="gr11" draw:text-style-name="P57" svg:width="0.133cm" svg:height="0.199cm" svg:x="5.549cm" svg:y="1.604cm" svg:viewBox="0 0 134 200" svg:d="M68 0c21 0 37 8 49 25s17 43 17 74c0 33-5 58-17 74-12 17-28 27-49 27-23 0-39-10-51-27-12-16-17-41-17-74 0-31 5-57 17-74s28-25 51-25z"><text:p/></draw:path><draw:path draw:style-name="gr11" draw:text-style-name="P57" svg:width="0.079cm" svg:height="0.157cm" svg:x="5.744cm" svg:y="1.626cm" svg:viewBox="0 0 80 158" svg:d="M41 0c-14 0-24 6-31 20-6 13-10 33-10 59 0 27 4 46 10 60 7 13 17 19 31 19 13 0 24-6 30-19 7-14 9-33 9-60 0-26-2-46-9-59-6-14-17-20-30-20z"><text:p/></draw:path><draw:path draw:style-name="gr11" draw:text-style-name="P57" svg:width="0.132cm" svg:height="0.199cm" svg:x="5.718cm" svg:y="1.604cm" svg:viewBox="0 0 133 200" svg:d="M67 0c21 0 38 8 49 25 12 17 17 43 17 74 0 33-5 58-17 74-11 17-28 27-49 27-22 0-39-10-51-27-10-16-16-41-16-74 0-31 6-57 16-74 12-17 29-25 51-25z"><text:p/></draw:path><draw:path draw:style-name="gr11" draw:text-style-name="P57" svg:width="0.08cm" svg:height="0.157cm" svg:x="5.913cm" svg:y="1.626cm" svg:viewBox="0 0 81 158" svg:d="M40 0c-14 0-24 6-30 20-7 13-10 33-10 59 0 27 3 46 10 60 6 13 16 19 30 19 13 0 24-6 30-19 7-14 11-33 11-60 0-26-4-46-11-59-6-14-17-20-30-20z"><text:p/></draw:path><draw:path draw:style-name="gr11" draw:text-style-name="P57" svg:width="0.131cm" svg:height="0.199cm" svg:x="5.887cm" svg:y="1.604cm" svg:viewBox="0 0 132 200" svg:d="M66 0c21 0 38 8 49 25 12 17 17 43 17 74 0 33-5 58-17 74-11 17-28 27-49 27s-39-10-49-27c-12-16-17-41-17-74 0-31 5-57 17-74 10-17 28-25 49-25z"><text:p/></draw:path><draw:path draw:style-name="gr11" draw:text-style-name="P57" svg:width="0.08cm" svg:height="0.157cm" svg:x="6.081cm" svg:y="1.626cm" svg:viewBox="0 0 81 158" svg:d="M40 0c-13 0-23 6-30 20-7 13-10 33-10 59 0 27 3 46 10 60 7 13 17 19 30 19 15 0 23-6 30-19 7-14 11-33 11-60 0-26-4-46-11-59-7-14-15-20-30-20z"><text:p/></draw:path><draw:path draw:style-name="gr11" draw:text-style-name="P57" svg:width="0.133cm" svg:height="0.199cm" svg:x="6.054cm" svg:y="1.604cm" svg:viewBox="0 0 134 200" svg:d="M67 0c22 0 38 8 50 25 11 17 17 43 17 74 0 33-6 58-17 74-12 17-28 27-50 27s-38-10-49-27c-12-16-18-41-18-74 0-31 6-57 18-74 11-17 27-25 49-25z"><text:p/></draw:path><draw:path draw:style-name="gr8" draw:text-style-name="P56" svg:width="0.133cm" svg:height="0.199cm" svg:x="5.549cm" svg:y="1.604cm" svg:viewBox="0 0 134 200" svg:d="M68 20c-14 0-24 6-31 20-6 13-10 33-10 59 0 27 4 46 10 60 7 13 17 19 31 19 13 0 22-6 31-19 6-14 8-33 8-60 0-26-2-46-8-59-9-14-18-20-31-20zM68 0c21 0 37 8 49 25s17 43 17 74c0 33-5 58-17 74-12 17-28 27-49 27-23 0-39-10-51-27-12-16-17-41-17-74 0-31 5-57 17-74s28-25 51-25z"><text:p/></draw:path><draw:path draw:style-name="gr8" draw:text-style-name="P56" svg:width="0.132cm" svg:height="0.199cm" svg:x="5.718cm" svg:y="1.604cm" svg:viewBox="0 0 133 200" svg:d="M67 20c-14 0-24 6-31 20-6 13-10 33-10 59 0 27 4 46 10 60 7 13 17 19 31 19 13 0 24-6 30-19 7-14 9-33 9-60 0-26-2-46-9-59-6-14-17-20-30-20zM67 0c21 0 38 8 49 25 12 17 17 43 17 74 0 33-5 58-17 74-11 17-28 27-49 27-22 0-39-10-51-27-10-16-16-41-16-74 0-31 6-57 16-74 12-17 29-25 51-25z"><text:p/></draw:path><draw:path draw:style-name="gr8" draw:text-style-name="P56" svg:width="0.131cm" svg:height="0.199cm" svg:x="5.887cm" svg:y="1.604cm" svg:viewBox="0 0 132 200" svg:d="M66 20c-14 0-24 6-30 20-7 13-10 33-10 59 0 27 3 46 10 60 6 13 16 19 30 19 13 0 24-6 30-19 7-14 11-33 11-60 0-26-4-46-11-59-6-14-17-20-30-20zM66 0c21 0 38 8 49 25 12 17 17 43 17 74 0 33-5 58-17 74-11 17-28 27-49 27s-39-10-49-27c-12-16-17-41-17-74 0-31 5-57 17-74 10-17 28-25 49-25z"><text:p/></draw:path><draw:path draw:style-name="gr8" draw:text-style-name="P56" svg:width="0.133cm" svg:height="0.199cm" svg:x="6.054cm" svg:y="1.604cm" svg:viewBox="0 0 134 200" svg:d="M67 20c-13 0-23 6-30 20-7 13-10 33-10 59 0 27 3 46 10 60 7 13 17 19 30 19 15 0 23-6 30-19 7-14 11-33 11-60 0-26-4-46-11-59-7-14-15-20-30-20zM67 0c22 0 38 8 50 25 11 17 17 43 17 74 0 33-6 58-17 74-12 17-28 27-50 27s-38-10-49-27c-12-16-18-41-18-74 0-31 6-57 18-74 11-17 27-25 49-25z"><text:p/></draw:path><draw:path draw:style-name="gr8" draw:text-style-name="P56" svg:width="0.165cm" svg:height="0.165cm" svg:x="5.713cm" svg:y="10.382cm" svg:viewBox="0 0 166 166" svg:d="M166 82c0 47-37 84-82 84-46 0-84-37-84-84 0-45 38-82 84-82 45 0 82 37 82 82z"><text:p/></draw:path><draw:path draw:style-name="gr9" draw:text-style-name="P57" svg:width="0.165cm" svg:height="0.165cm" svg:x="5.713cm" svg:y="10.382cm" svg:viewBox="0 0 166 166" svg:d="M166 82c0 47-37 84-82 84-46 0-84-37-84-84 0-45 38-82 84-82 45 0 82 37 82 82z"><text:p/></draw:path><draw:polygon draw:style-name="gr10" draw:text-style-name="P56" svg:width="0.114cm" svg:height="0.192cm" svg:x="5.511cm" svg:y="10.668cm" svg:viewBox="0 0 115 193" draw:points="4,170 48,170 48,24 0,33 0,9 47,0 73,0 73,170 115,170 115,193 4,193"><text:p/></draw:polygon><draw:path draw:style-name="gr10" draw:text-style-name="P56" svg:width="0.133cm" svg:height="0.199cm" svg:x="5.668cm" svg:y="10.663cm" svg:viewBox="0 0 134 200" svg:d="M66 20c-13 0-22 7-30 20-6 13-9 33-9 60 0 26 3 46 9 59 8 13 17 20 30 20 15 0 24-7 31-20 6-13 11-33 11-59 0-27-5-47-11-60-7-13-16-20-31-20zM66 0c23 0 39 8 51 25 11 18 17 43 17 75 0 33-6 58-17 73-12 18-28 27-51 27-21 0-38-9-48-27-12-15-18-40-18-73 0-32 6-57 18-75 10-17 27-25 48-25z"><text:p/></draw:path><draw:path draw:style-name="gr10" draw:text-style-name="P56" svg:width="0.133cm" svg:height="0.199cm" svg:x="5.836cm" svg:y="10.663cm" svg:viewBox="0 0 134 200" svg:d="M68 20c-15 0-24 7-31 20-6 13-10 33-10 60 0 26 4 46 10 59 7 13 16 20 31 20 13 0 22-7 30-20 7-13 10-33 10-59 0-27-3-47-10-60-8-13-17-20-30-20zM68 0c21 0 37 8 49 25 12 18 17 43 17 75 0 33-5 58-17 73-12 18-28 27-49 27-23 0-38-9-50-27-12-15-18-40-18-73 0-32 6-57 18-75 12-17 27-25 50-25z"><text:p/></draw:path><draw:path draw:style-name="gr10" draw:text-style-name="P56" svg:width="0.133cm" svg:height="0.199cm" svg:x="6.004cm" svg:y="10.663cm" svg:viewBox="0 0 134 200" svg:d="M68 20c-13 0-24 7-31 20-6 13-10 33-10 60 0 26 4 46 10 59 7 13 18 20 31 20s24-7 31-20c6-13 8-33 8-59 0-27-2-47-8-60-7-13-18-20-31-20zM68 0c21 0 38 8 49 25 12 18 17 43 17 75 0 33-5 58-17 73-11 18-28 27-49 27-23 0-38-9-50-27-11-15-18-40-18-73 0-32 7-57 18-75 12-17 27-25 50-25z"><text:p/></draw:path><draw:polygon draw:style-name="gr11" draw:text-style-name="P57" svg:width="0.114cm" svg:height="0.192cm" svg:x="5.511cm" svg:y="10.668cm" svg:viewBox="0 0 115 193" draw:points="4,170 48,170 48,24 0,33 0,9 47,0 73,0 73,170 115,170 115,193 4,193"><text:p/></draw:polygon><draw:path draw:style-name="gr11" draw:text-style-name="P57" svg:width="0.08cm" svg:height="0.158cm" svg:x="5.695cm" svg:y="10.687cm" svg:viewBox="0 0 81 159" svg:d="M39 0c-13 0-22 7-30 20-6 13-9 33-9 60 0 26 3 46 9 59 8 13 17 20 30 20 15 0 24-7 31-20 6-13 11-33 11-59 0-27-5-47-11-60-7-13-16-20-31-20z"><text:p/></draw:path><draw:path draw:style-name="gr11" draw:text-style-name="P57" svg:width="0.133cm" svg:height="0.199cm" svg:x="5.668cm" svg:y="10.663cm" svg:viewBox="0 0 134 200" svg:d="M66 0c23 0 39 8 51 25 11 18 17 43 17 75 0 33-6 58-17 73-12 18-28 27-51 27-21 0-38-9-48-27-12-15-18-40-18-73 0-32 6-57 18-75 10-17 27-25 48-25z"><text:p/></draw:path><draw:path draw:style-name="gr11" draw:text-style-name="P57" svg:width="0.08cm" svg:height="0.158cm" svg:x="5.863cm" svg:y="10.687cm" svg:viewBox="0 0 81 159" svg:d="M41 0c-15 0-24 7-31 20-6 13-10 33-10 60 0 26 4 46 10 59 7 13 16 20 31 20 13 0 22-7 30-20 7-13 10-33 10-59 0-27-3-47-10-60-8-13-17-20-30-20z"><text:p/></draw:path><draw:path draw:style-name="gr11" draw:text-style-name="P57" svg:width="0.133cm" svg:height="0.199cm" svg:x="5.836cm" svg:y="10.663cm" svg:viewBox="0 0 134 200" svg:d="M68 0c21 0 37 8 49 25 12 18 17 43 17 75 0 33-5 58-17 73-12 18-28 27-49 27-23 0-38-9-50-27-12-15-18-40-18-73 0-32 6-57 18-75 12-17 27-25 50-25z"><text:p/></draw:path><draw:path draw:style-name="gr11" draw:text-style-name="P57" svg:width="0.079cm" svg:height="0.158cm" svg:x="6.031cm" svg:y="10.687cm" svg:viewBox="0 0 80 159" svg:d="M41 0c-13 0-24 7-31 20-6 13-10 33-10 60 0 26 4 46 10 59 7 13 18 20 31 20s24-7 31-20c6-13 8-33 8-59 0-27-2-47-8-60-7-13-18-20-31-20z"><text:p/></draw:path><draw:path draw:style-name="gr11" draw:text-style-name="P57" svg:width="0.133cm" svg:height="0.199cm" svg:x="6.004cm" svg:y="10.663cm" svg:viewBox="0 0 134 200" svg:d="M68 0c21 0 38 8 49 25 12 18 17 43 17 75 0 33-5 58-17 73-11 18-28 27-49 27-23 0-38-9-50-27-11-15-18-40-18-73 0-32 7-57 18-75 12-17 27-25 50-25z"><text:p/></draw:path><draw:polygon draw:style-name="gr8" draw:text-style-name="P56" svg:width="0.114cm" svg:height="0.192cm" svg:x="5.511cm" svg:y="10.668cm" svg:viewBox="0 0 115 193" draw:points="4,170 48,170 48,24 0,33 0,9 47,0 73,0 73,170 115,170 115,193 4,193"><text:p/></draw:polygon><draw:path draw:style-name="gr8" draw:text-style-name="P56" svg:width="0.133cm" svg:height="0.199cm" svg:x="5.668cm" svg:y="10.663cm" svg:viewBox="0 0 134 200" svg:d="M66 20c-13 0-22 7-30 20-6 13-9 33-9 60 0 26 3 46 9 59 8 13 17 20 30 20 15 0 24-7 31-20 6-13 11-33 11-59 0-27-5-47-11-60-7-13-16-20-31-20zM66 0c23 0 39 8 51 25 11 18 17 43 17 75 0 33-6 58-17 73-12 18-28 27-51 27-21 0-38-9-48-27-12-15-18-40-18-73 0-32 6-57 18-75 10-17 27-25 48-25z"><text:p/></draw:path><draw:path draw:style-name="gr8" draw:text-style-name="P56" svg:width="0.133cm" svg:height="0.199cm" svg:x="5.836cm" svg:y="10.663cm" svg:viewBox="0 0 134 200" svg:d="M68 20c-15 0-24 7-31 20-6 13-10 33-10 60 0 26 4 46 10 59 7 13 16 20 31 20 13 0 22-7 30-20 7-13 10-33 10-59 0-27-3-47-10-60-8-13-17-20-30-20zM68 0c21 0 37 8 49 25 12 18 17 43 17 75 0 33-5 58-17 73-12 18-28 27-49 27-23 0-38-9-50-27-12-15-18-40-18-73 0-32 6-57 18-75 12-17 27-25 50-25z"><text:p/></draw:path><draw:path draw:style-name="gr8" draw:text-style-name="P56" svg:width="0.133cm" svg:height="0.199cm" svg:x="6.004cm" svg:y="10.663cm" svg:viewBox="0 0 134 200" svg:d="M68 20c-13 0-24 7-31 20-6 13-10 33-10 60 0 26 4 46 10 59 7 13 18 20 31 20s24-7 31-20c6-13 8-33 8-59 0-27-2-47-8-60-7-13-18-20-31-20zM68 0c21 0 38 8 49 25 12 18 17 43 17 75 0 33-5 58-17 73-11 18-28 27-49 27-23 0-38-9-50-27-11-15-18-40-18-73 0-32 7-57 18-75 12-17 27-25 50-25z"><text:p/></draw:path><draw:path draw:style-name="gr8" draw:text-style-name="P56" svg:width="0.164cm" svg:height="0.165cm" svg:x="7.34cm" svg:y="10.058cm" svg:viewBox="0 0 165 166" svg:d="M165 84c0 45-37 82-83 82-45 0-82-37-82-82 0-46 37-84 82-84 46 0 83 38 83 84z"><text:p/></draw:path><draw:path draw:style-name="gr9" draw:text-style-name="P57" svg:width="0.164cm" svg:height="0.165cm" svg:x="7.34cm" svg:y="10.058cm" svg:viewBox="0 0 165 166" svg:d="M165 84c0 45-37 82-83 82-45 0-82-37-82-82 0-46 37-84 82-84 46 0 83 38 83 84z"><text:p/></draw:path><draw:path draw:style-name="gr10" draw:text-style-name="P56" svg:width="0.133cm" svg:height="0.199cm" svg:x="7.367cm" svg:y="10.317cm" svg:viewBox="0 0 134 200" svg:d="M68 21c-15 0-24 7-30 20-7 14-11 34-11 60s4 46 11 59c6 13 15 20 30 20 13 0 22-7 30-20 7-13 10-33 10-59s-3-46-10-60c-8-13-17-20-30-20zM68 0c21 0 37 10 49 25 12 18 17 43 17 76 0 32-5 57-17 74s-28 25-49 25c-23 0-38-8-50-25s-18-42-18-74c0-33 6-58 18-76 12-15 27-25 50-25z"><text:p/></draw:path><draw:polygon draw:style-name="gr10" draw:text-style-name="P56" svg:width="0.114cm" svg:height="0.192cm" svg:x="7.547cm" svg:y="10.322cm" svg:viewBox="0 0 115 193" draw:points="4,170 46,170 46,23 0,32 0,8 46,0 73,0 73,170 115,170 115,193 4,193"><text:p/></draw:polygon><draw:polygon draw:style-name="gr10" draw:text-style-name="P56" svg:width="0.114cm" svg:height="0.192cm" svg:x="7.715cm" svg:y="10.322cm" svg:viewBox="0 0 115 193" draw:points="4,170 48,170 48,23 0,32 0,8 47,0 73,0 73,170 115,170 115,193 4,193"><text:p/></draw:polygon><draw:polygon draw:style-name="gr10" draw:text-style-name="P56" svg:width="0.114cm" svg:height="0.192cm" svg:x="7.885cm" svg:y="10.322cm" svg:viewBox="0 0 115 193" draw:points="3,170 46,170 46,23 0,32 0,8 46,0 71,0 71,170 115,170 115,193 3,193"><text:p/></draw:polygon><draw:path draw:style-name="gr11" draw:text-style-name="P57" svg:width="0.08cm" svg:height="0.158cm" svg:x="7.394cm" svg:y="10.337cm" svg:viewBox="0 0 81 159" svg:d="M41 0c-15 0-24 7-30 20-7 14-11 34-11 60s4 46 11 59c6 13 15 20 30 20 13 0 22-7 30-20 7-13 10-33 10-59s-3-46-10-60c-8-13-17-20-30-20z"><text:p/></draw:path><draw:path draw:style-name="gr11" draw:text-style-name="P57" svg:width="0.133cm" svg:height="0.199cm" svg:x="7.367cm" svg:y="10.317cm" svg:viewBox="0 0 134 200" svg:d="M68 0c21 0 37 10 49 25 12 18 17 43 17 76 0 32-5 57-17 74s-28 25-49 25c-23 0-38-8-50-25s-18-42-18-74c0-33 6-58 18-76 12-15 27-25 50-25z"><text:p/></draw:path><draw:polygon draw:style-name="gr11" draw:text-style-name="P57" svg:width="0.114cm" svg:height="0.192cm" svg:x="7.547cm" svg:y="10.322cm" svg:viewBox="0 0 115 193" draw:points="4,170 46,170 46,23 0,32 0,8 46,0 73,0 73,170 115,170 115,193 4,193"><text:p/></draw:polygon><draw:polygon draw:style-name="gr11" draw:text-style-name="P57" svg:width="0.114cm" svg:height="0.192cm" svg:x="7.715cm" svg:y="10.322cm" svg:viewBox="0 0 115 193" draw:points="4,170 48,170 48,23 0,32 0,8 47,0 73,0 73,170 115,170 115,193 4,193"><text:p/></draw:polygon><draw:polygon draw:style-name="gr11" draw:text-style-name="P57" svg:width="0.114cm" svg:height="0.192cm" svg:x="7.885cm" svg:y="10.322cm" svg:viewBox="0 0 115 193" draw:points="3,170 46,170 46,23 0,32 0,8 46,0 71,0 71,170 115,170 115,193 3,193"><text:p/></draw:polygon><draw:path draw:style-name="gr8" draw:text-style-name="P56" svg:width="0.133cm" svg:height="0.199cm" svg:x="7.367cm" svg:y="10.317cm" svg:viewBox="0 0 134 200" svg:d="M68 21c-15 0-24 7-30 20-7 14-11 34-11 60s4 46 11 59c6 13 15 20 30 20 13 0 22-7 30-20 7-13 10-33 10-59s-3-46-10-60c-8-13-17-20-30-20zM68 0c21 0 37 10 49 25 12 18 17 43 17 76 0 32-5 57-17 74s-28 25-49 25c-23 0-38-8-50-25s-18-42-18-74c0-33 6-58 18-76 12-15 27-25 50-25z"><text:p/></draw:path><draw:polygon draw:style-name="gr8" draw:text-style-name="P56" svg:width="0.114cm" svg:height="0.192cm" svg:x="7.547cm" svg:y="10.322cm" svg:viewBox="0 0 115 193" draw:points="4,170 46,170 46,23 0,32 0,8 46,0 73,0 73,170 115,170 115,193 4,193"><text:p/></draw:polygon><draw:polygon draw:style-name="gr8" draw:text-style-name="P56" svg:width="0.114cm" svg:height="0.192cm" svg:x="7.715cm" svg:y="10.322cm" svg:viewBox="0 0 115 193" draw:points="4,170 48,170 48,23 0,32 0,8 47,0 73,0 73,170 115,170 115,193 4,193"><text:p/></draw:polygon><draw:polygon draw:style-name="gr8" draw:text-style-name="P56" svg:width="0.114cm" svg:height="0.192cm" svg:x="7.885cm" svg:y="10.322cm" svg:viewBox="0 0 115 193" draw:points="3,170 46,170 46,23 0,32 0,8 46,0 71,0 71,170 115,170 115,193 3,193"><text:p/></draw:polygon><draw:path draw:style-name="gr8" draw:text-style-name="P56" svg:width="0.164cm" svg:height="0.164cm" svg:x="8.718cm" svg:y="9.139cm" svg:viewBox="0 0 165 165" svg:d="M165 81c0 47-36 84-83 84-45 0-82-37-82-84 0-45 37-81 82-81 47 0 83 36 83 81z"><text:p/></draw:path><draw:path draw:style-name="gr9" draw:text-style-name="P57" svg:width="0.164cm" svg:height="0.164cm" svg:x="8.718cm" svg:y="9.139cm" svg:viewBox="0 0 165 165" svg:d="M165 81c0 47-36 84-83 84-45 0-82-37-82-84 0-45 37-81 82-81 47 0 83 36 83 81z"><text:p/></draw:path><draw:path draw:style-name="gr10" draw:text-style-name="P56" svg:width="0.132cm" svg:height="0.199cm" svg:x="8.922cm" svg:y="9.291cm" svg:viewBox="0 0 133 200" svg:d="M67 22c-14 0-24 6-30 19-7 14-11 33-11 60 0 26 4 46 11 59 6 13 16 20 30 20 13 0 23-7 31-20 6-13 9-33 9-59 0-27-3-46-9-60-8-13-18-19-31-19zM67 0c21 0 37 10 49 25 12 17 17 43 17 76 0 31-5 57-17 74s-28 25-49 25c-22 0-38-8-50-25s-17-43-17-74c0-33 5-59 17-76 12-15 28-25 50-25z"><text:p/></draw:path><draw:polygon draw:style-name="gr10" draw:text-style-name="P56" svg:width="0.114cm" svg:height="0.192cm" svg:x="9.102cm" svg:y="9.296cm" svg:viewBox="0 0 115 193" draw:points="3,171 46,171 46,24 0,33 0,9 46,0 73,0 73,171 115,171 115,193 3,193"><text:p/></draw:polygon><draw:polygon draw:style-name="gr10" draw:text-style-name="P56" svg:width="0.114cm" svg:height="0.192cm" svg:x="9.27cm" svg:y="9.296cm" svg:viewBox="0 0 115 193" draw:points="3,171 47,171 47,24 0,33 0,9 46,0 72,0 72,171 115,171 115,193 3,193"><text:p/></draw:polygon><draw:path draw:style-name="gr10" draw:text-style-name="P56" svg:width="0.133cm" svg:height="0.199cm" svg:x="9.427cm" svg:y="9.291cm" svg:viewBox="0 0 134 200" svg:d="M66 22c-13 0-22 6-30 19-7 14-10 33-10 60 0 26 3 46 10 59 8 13 17 20 30 20 15 0 24-7 30-20 7-13 11-33 11-59 0-27-4-46-11-60-6-13-15-19-30-19zM66 0c23 0 39 10 50 25 11 17 18 43 18 76 0 31-7 57-18 74s-27 25-50 25c-21 0-38-8-49-25-12-17-17-43-17-74 0-33 5-59 17-76 11-15 28-25 49-25z"><text:p/></draw:path><draw:path draw:style-name="gr11" draw:text-style-name="P57" svg:width="0.08cm" svg:height="0.157cm" svg:x="8.948cm" svg:y="9.313cm" svg:viewBox="0 0 81 158" svg:d="M41 0c-14 0-24 6-30 19-7 14-11 33-11 60 0 26 4 46 11 59 6 13 16 20 30 20 13 0 23-7 31-20 6-13 9-33 9-59 0-27-3-46-9-60-8-13-18-19-31-19z"><text:p/></draw:path><draw:path draw:style-name="gr11" draw:text-style-name="P57" svg:width="0.132cm" svg:height="0.199cm" svg:x="8.922cm" svg:y="9.291cm" svg:viewBox="0 0 133 200" svg:d="M67 0c21 0 37 10 49 25 12 17 17 43 17 76 0 31-5 57-17 74s-28 25-49 25c-22 0-38-8-50-25s-17-43-17-74c0-33 5-59 17-76 12-15 28-25 50-25z"><text:p/></draw:path><draw:polygon draw:style-name="gr11" draw:text-style-name="P57" svg:width="0.114cm" svg:height="0.192cm" svg:x="9.102cm" svg:y="9.296cm" svg:viewBox="0 0 115 193" draw:points="3,171 46,171 46,24 0,33 0,9 46,0 73,0 73,171 115,171 115,193 3,193"><text:p/></draw:polygon><draw:polygon draw:style-name="gr11" draw:text-style-name="P57" svg:width="0.114cm" svg:height="0.192cm" svg:x="9.27cm" svg:y="9.296cm" svg:viewBox="0 0 115 193" draw:points="3,171 47,171 47,24 0,33 0,9 46,0 72,0 72,171 115,171 115,193 3,193"><text:p/></draw:polygon><draw:path draw:style-name="gr11" draw:text-style-name="P57" svg:width="0.08cm" svg:height="0.157cm" svg:x="9.453cm" svg:y="9.313cm" svg:viewBox="0 0 81 158" svg:d="M40 0c-13 0-22 6-30 19-7 14-10 33-10 60 0 26 3 46 10 59 8 13 17 20 30 20 15 0 24-7 30-20 7-13 11-33 11-59 0-27-4-46-11-60-6-13-15-19-30-19z"><text:p/></draw:path><draw:path draw:style-name="gr11" draw:text-style-name="P57" svg:width="0.133cm" svg:height="0.199cm" svg:x="9.427cm" svg:y="9.291cm" svg:viewBox="0 0 134 200" svg:d="M66 0c23 0 39 10 50 25 11 17 18 43 18 76 0 31-7 57-18 74s-27 25-50 25c-21 0-38-8-49-25-12-17-17-43-17-74 0-33 5-59 17-76 11-15 28-25 49-25z"><text:p/></draw:path><draw:path draw:style-name="gr8" draw:text-style-name="P56" svg:width="0.132cm" svg:height="0.199cm" svg:x="8.922cm" svg:y="9.291cm" svg:viewBox="0 0 133 200" svg:d="M67 22c-14 0-24 6-30 19-7 14-11 33-11 60 0 26 4 46 11 59 6 13 16 20 30 20 13 0 23-7 31-20 6-13 9-33 9-59 0-27-3-46-9-60-8-13-18-19-31-19zM67 0c21 0 37 10 49 25 12 17 17 43 17 76 0 31-5 57-17 74s-28 25-49 25c-22 0-38-8-50-25s-17-43-17-74c0-33 5-59 17-76 12-15 28-25 50-25z"><text:p/></draw:path><draw:polygon draw:style-name="gr8" draw:text-style-name="P56" svg:width="0.114cm" svg:height="0.192cm" svg:x="9.102cm" svg:y="9.296cm" svg:viewBox="0 0 115 193" draw:points="3,171 46,171 46,24 0,33 0,9 46,0 73,0 73,171 115,171 115,193 3,193"><text:p/></draw:polygon><draw:polygon draw:style-name="gr8" draw:text-style-name="P56" svg:width="0.114cm" svg:height="0.192cm" svg:x="9.27cm" svg:y="9.296cm" svg:viewBox="0 0 115 193" draw:points="3,171 47,171 47,24 0,33 0,9 46,0 72,0 72,171 115,171 115,193 3,193"><text:p/></draw:polygon><draw:path draw:style-name="gr8" draw:text-style-name="P56" svg:width="0.133cm" svg:height="0.199cm" svg:x="9.427cm" svg:y="9.291cm" svg:viewBox="0 0 134 200" svg:d="M66 22c-13 0-22 6-30 19-7 14-10 33-10 60 0 26 3 46 10 59 8 13 17 20 30 20 15 0 24-7 30-20 7-13 11-33 11-59 0-27-4-46-11-60-6-13-15-19-30-19zM66 0c23 0 39 10 50 25 11 17 18 43 18 76 0 31-7 57-18 74s-27 25-50 25c-21 0-38-8-49-25-12-17-17-43-17-74 0-33 5-59 17-76 11-15 28-25 49-25z"><text:p/></draw:path><draw:path draw:style-name="gr8" draw:text-style-name="P56" svg:width="0.165cm" svg:height="0.164cm" svg:x="9.638cm" svg:y="7.76cm" svg:viewBox="0 0 166 165" svg:d="M166 81c0 47-37 84-82 84-46 0-84-37-84-84 0-45 38-81 84-81 45 0 82 36 82 81z"><text:p/></draw:path><draw:path draw:style-name="gr9" draw:text-style-name="P57" svg:width="0.165cm" svg:height="0.164cm" svg:x="9.638cm" svg:y="7.76cm" svg:viewBox="0 0 166 165" svg:d="M166 81c0 47-37 84-82 84-46 0-84-37-84-84 0-45 38-81 84-81 45 0 82 36 82 81z"><text:p/></draw:path><draw:path draw:style-name="gr10" draw:text-style-name="P56" svg:width="0.131cm" svg:height="0.199cm" svg:x="9.865cm" svg:y="7.837cm" svg:viewBox="0 0 132 200" svg:d="M66 21c-13 0-24 7-30 20-7 13-10 33-10 59 0 27 3 47 10 60 6 14 17 20 30 20s24-6 30-20c7-13 11-33 11-60 0-26-4-46-11-59-6-13-17-20-30-20zM66 0c21 0 39 9 49 25 12 17 17 42 17 75 0 32-5 57-17 75-10 17-28 25-49 25s-38-8-49-25c-12-18-17-43-17-75 0-33 5-58 17-75 11-16 28-25 49-25z"><text:p/></draw:path><draw:polygon draw:style-name="gr10" draw:text-style-name="P56" svg:width="0.114cm" svg:height="0.192cm" svg:x="10.045cm" svg:y="7.839cm" svg:viewBox="0 0 115 193" draw:points="4,171 46,171 46,24 0,33 0,10 46,0 71,0 71,171 115,171 115,193 4,193"><text:p/></draw:polygon><draw:path draw:style-name="gr10" draw:text-style-name="P56" svg:width="0.133cm" svg:height="0.199cm" svg:x="10.201cm" svg:y="7.837cm" svg:viewBox="0 0 134 200" svg:d="M67 21c-14 0-23 7-30 20s-11 33-11 59c0 27 4 47 11 60 7 14 16 20 30 20 13 0 23-6 31-20 6-13 9-33 9-60 0-26-3-46-9-59-8-13-18-20-31-20zM67 0c22 0 37 9 49 25 12 17 18 42 18 75 0 32-6 57-18 75-12 17-27 25-49 25s-38-8-50-25c-12-18-17-43-17-75 0-33 5-58 17-75 12-16 28-25 50-25z"><text:p/></draw:path><draw:polygon draw:style-name="gr10" draw:text-style-name="P56" svg:width="0.114cm" svg:height="0.192cm" svg:x="10.381cm" svg:y="7.839cm" svg:viewBox="0 0 115 193" draw:points="4,171 46,171 46,24 0,33 0,10 46,0 72,0 72,171 115,171 115,193 4,193"><text:p/></draw:polygon><draw:path draw:style-name="gr11" draw:text-style-name="P57" svg:width="0.08cm" svg:height="0.158cm" svg:x="9.891cm" svg:y="7.857cm" svg:viewBox="0 0 81 159" svg:d="M40 0c-13 0-24 7-30 20-7 13-10 33-10 59 0 27 3 47 10 60 6 14 17 20 30 20s24-6 30-20c7-13 11-33 11-60 0-26-4-46-11-59-6-13-17-20-30-20z"><text:p/></draw:path><draw:path draw:style-name="gr11" draw:text-style-name="P57" svg:width="0.131cm" svg:height="0.199cm" svg:x="9.865cm" svg:y="7.837cm" svg:viewBox="0 0 132 200" svg:d="M66 0c21 0 39 9 49 25 12 17 17 42 17 75 0 32-5 57-17 75-10 17-28 25-49 25s-38-8-49-25c-12-18-17-43-17-75 0-33 5-58 17-75 11-16 28-25 49-25z"><text:p/></draw:path><draw:polygon draw:style-name="gr11" draw:text-style-name="P57" svg:width="0.114cm" svg:height="0.192cm" svg:x="10.045cm" svg:y="7.839cm" svg:viewBox="0 0 115 193" draw:points="4,171 46,171 46,24 0,33 0,10 46,0 71,0 71,171 115,171 115,193 4,193"><text:p/></draw:polygon><draw:path draw:style-name="gr11" draw:text-style-name="P57" svg:width="0.08cm" svg:height="0.158cm" svg:x="10.227cm" svg:y="7.857cm" svg:viewBox="0 0 81 159" svg:d="M41 0c-14 0-23 7-30 20s-11 33-11 59c0 27 4 47 11 60 7 14 16 20 30 20 13 0 23-6 31-20 6-13 9-33 9-60 0-26-3-46-9-59-8-13-18-20-31-20z"><text:p/></draw:path><draw:path draw:style-name="gr11" draw:text-style-name="P57" svg:width="0.133cm" svg:height="0.199cm" svg:x="10.201cm" svg:y="7.837cm" svg:viewBox="0 0 134 200" svg:d="M67 0c22 0 37 9 49 25 12 17 18 42 18 75 0 32-6 57-18 75-12 17-27 25-49 25s-38-8-50-25c-12-18-17-43-17-75 0-33 5-58 17-75 12-16 28-25 50-25z"><text:p/></draw:path><draw:polygon draw:style-name="gr11" draw:text-style-name="P57" svg:width="0.114cm" svg:height="0.192cm" svg:x="10.381cm" svg:y="7.839cm" svg:viewBox="0 0 115 193" draw:points="4,171 46,171 46,24 0,33 0,10 46,0 72,0 72,171 115,171 115,193 4,193"><text:p/></draw:polygon><draw:path draw:style-name="gr8" draw:text-style-name="P56" svg:width="0.131cm" svg:height="0.199cm" svg:x="9.865cm" svg:y="7.837cm" svg:viewBox="0 0 132 200" svg:d="M66 21c-13 0-24 7-30 20-7 13-10 33-10 59 0 27 3 47 10 60 6 14 17 20 30 20s24-6 30-20c7-13 11-33 11-60 0-26-4-46-11-59-6-13-17-20-30-20zM66 0c21 0 39 9 49 25 12 17 17 42 17 75 0 32-5 57-17 75-10 17-28 25-49 25s-38-8-49-25c-12-18-17-43-17-75 0-33 5-58 17-75 11-16 28-25 49-25z"><text:p/></draw:path><draw:polygon draw:style-name="gr8" draw:text-style-name="P56" svg:width="0.114cm" svg:height="0.192cm" svg:x="10.045cm" svg:y="7.839cm" svg:viewBox="0 0 115 193" draw:points="4,171 46,171 46,24 0,33 0,10 46,0 71,0 71,171 115,171 115,193 4,193"><text:p/></draw:polygon><draw:path draw:style-name="gr8" draw:text-style-name="P56" svg:width="0.133cm" svg:height="0.199cm" svg:x="10.201cm" svg:y="7.837cm" svg:viewBox="0 0 134 200" svg:d="M67 21c-14 0-23 7-30 20s-11 33-11 59c0 27 4 47 11 60 7 14 16 20 30 20 13 0 23-6 31-20 6-13 9-33 9-60 0-26-3-46-9-59-8-13-18-20-31-20zM67 0c22 0 37 9 49 25 12 17 18 42 18 75 0 32-6 57-18 75-12 17-27 25-49 25s-38-8-50-25c-12-18-17-43-17-75 0-33 5-58 17-75 12-16 28-25 50-25z"><text:p/></draw:path><draw:polygon draw:style-name="gr8" draw:text-style-name="P56" svg:width="0.114cm" svg:height="0.192cm" svg:x="10.381cm" svg:y="7.839cm" svg:viewBox="0 0 115 193" draw:points="4,171 46,171 46,24 0,33 0,10 46,0 72,0 72,171 115,171 115,193 4,193"><text:p/></draw:polygon><draw:path draw:style-name="gr8" draw:text-style-name="P56" svg:width="0.164cm" svg:height="0.164cm" svg:x="4.088cm" svg:y="2.208cm" svg:viewBox="0 0 165 165" svg:d="M165 82c0 47-37 83-82 83-47 0-83-36-83-83 0-45 36-82 83-82 45 0 82 37 82 82z"><text:p/></draw:path><draw:path draw:style-name="gr9" draw:text-style-name="P57" svg:width="0.164cm" svg:height="0.164cm" svg:x="4.088cm" svg:y="2.208cm" svg:viewBox="0 0 165 165" svg:d="M165 82c0 47-37 83-82 83-47 0-83-36-83-83 0-45 36-82 83-82 45 0 82 37 82 82z"><text:p/></draw:path><draw:polygon draw:style-name="gr10" draw:text-style-name="P56" svg:width="0.114cm" svg:height="0.193cm" svg:x="3.941cm" svg:y="1.857cm" svg:viewBox="0 0 115 194" draw:points="3,171 46,171 46,24 0,34 0,10 46,0 73,0 73,171 115,171 115,194 3,194"><text:p/></draw:polygon><draw:polygon draw:style-name="gr10" draw:text-style-name="P56" svg:width="0.114cm" svg:height="0.193cm" svg:x="4.109cm" svg:y="1.857cm" svg:viewBox="0 0 115 194" draw:points="4,171 46,171 46,24 0,34 0,10 46,0 72,0 72,171 115,171 115,194 4,194"><text:p/></draw:polygon><draw:polygon draw:style-name="gr10" draw:text-style-name="P56" svg:width="0.114cm" svg:height="0.193cm" svg:x="4.277cm" svg:y="1.857cm" svg:viewBox="0 0 115 194" draw:points="4,171 47,171 47,24 0,34 0,10 46,0 72,0 72,171 115,171 115,194 4,194"><text:p/></draw:polygon><draw:polygon draw:style-name="gr10" draw:text-style-name="P56" svg:width="0.114cm" svg:height="0.193cm" svg:x="4.446cm" svg:y="1.857cm" svg:viewBox="0 0 115 194" draw:points="4,171 47,171 47,24 0,34 0,10 47,0 72,0 72,171 115,171 115,194 4,194"><text:p/></draw:polygon><draw:polygon draw:style-name="gr11" draw:text-style-name="P57" svg:width="0.114cm" svg:height="0.193cm" svg:x="3.941cm" svg:y="1.857cm" svg:viewBox="0 0 115 194" draw:points="3,171 46,171 46,24 0,34 0,10 46,0 73,0 73,171 115,171 115,194 3,194"><text:p/></draw:polygon><draw:polygon draw:style-name="gr11" draw:text-style-name="P57" svg:width="0.114cm" svg:height="0.193cm" svg:x="4.109cm" svg:y="1.857cm" svg:viewBox="0 0 115 194" draw:points="4,171 46,171 46,24 0,34 0,10 46,0 72,0 72,171 115,171 115,194 4,194"><text:p/></draw:polygon><draw:polygon draw:style-name="gr11" draw:text-style-name="P57" svg:width="0.114cm" svg:height="0.193cm" svg:x="4.277cm" svg:y="1.857cm" svg:viewBox="0 0 115 194" draw:points="4,171 47,171 47,24 0,34 0,10 46,0 72,0 72,171 115,171 115,194 4,194"><text:p/></draw:polygon><draw:polygon draw:style-name="gr11" draw:text-style-name="P57" svg:width="0.114cm" svg:height="0.193cm" svg:x="4.446cm" svg:y="1.857cm" svg:viewBox="0 0 115 194" draw:points="4,171 47,171 47,24 0,34 0,10 47,0 72,0 72,171 115,171 115,194 4,194"><text:p/></draw:polygon><draw:polygon draw:style-name="gr8" draw:text-style-name="P56" svg:width="0.114cm" svg:height="0.193cm" svg:x="3.941cm" svg:y="1.857cm" svg:viewBox="0 0 115 194" draw:points="3,171 46,171 46,24 0,34 0,10 46,0 73,0 73,171 115,171 115,194 3,194"><text:p/></draw:polygon><draw:polygon draw:style-name="gr8" draw:text-style-name="P56" svg:width="0.114cm" svg:height="0.193cm" svg:x="4.109cm" svg:y="1.857cm" svg:viewBox="0 0 115 194" draw:points="4,171 46,171 46,24 0,34 0,10 46,0 72,0 72,171 115,171 115,194 4,194"><text:p/></draw:polygon><draw:polygon draw:style-name="gr8" draw:text-style-name="P56" svg:width="0.114cm" svg:height="0.193cm" svg:x="4.277cm" svg:y="1.857cm" svg:viewBox="0 0 115 194" draw:points="4,171 47,171 47,24 0,34 0,10 46,0 72,0 72,171 115,171 115,194 4,194"><text:p/></draw:polygon><draw:polygon draw:style-name="gr8" draw:text-style-name="P56" svg:width="0.114cm" svg:height="0.193cm" svg:x="4.446cm" svg:y="1.857cm" svg:viewBox="0 0 115 194" draw:points="4,171 47,171 47,24 0,34 0,10 47,0 72,0 72,171 115,171 115,194 4,194"><text:p/></draw:polygon><draw:path draw:style-name="gr8" draw:text-style-name="P56" svg:width="0.164cm" svg:height="0.165cm" svg:x="2.71cm" svg:y="3.129cm" svg:viewBox="0 0 165 166" svg:d="M165 83c0 45-37 83-84 83-45 0-81-38-81-83 0-46 36-83 81-83 47 0 84 37 84 83z"><text:p/></draw:path><draw:path draw:style-name="gr9" draw:text-style-name="P57" svg:width="0.164cm" svg:height="0.165cm" svg:x="2.71cm" svg:y="3.129cm" svg:viewBox="0 0 165 166" svg:d="M165 83c0 45-37 83-84 83-45 0-81-38-81-83 0-46 36-83 81-83 47 0 84 37 84 83z"><text:p/></draw:path><draw:polygon draw:style-name="gr10" draw:text-style-name="P56" svg:width="0.114cm" svg:height="0.192cm" svg:x="2.303cm" svg:y="2.765cm" svg:viewBox="0 0 115 193" draw:points="4,171 48,171 48,24 0,33 0,9 47,0 73,0 73,171 115,171 115,193 4,193"><text:p/></draw:polygon><draw:polygon draw:style-name="gr10" draw:text-style-name="P56" svg:width="0.114cm" svg:height="0.192cm" svg:x="2.473cm" svg:y="2.765cm" svg:viewBox="0 0 115 193" draw:points="3,171 46,171 46,24 0,33 0,9 46,0 71,0 71,171 115,171 115,193 3,193"><text:p/></draw:polygon><draw:polygon draw:style-name="gr10" draw:text-style-name="P56" svg:width="0.115cm" svg:height="0.192cm" svg:x="2.64cm" svg:y="2.765cm" svg:viewBox="0 0 116 193" draw:points="5,171 47,171 47,24 0,33 0,9 47,0 73,0 73,171 116,171 116,193 5,193"><text:p/></draw:polygon><draw:path draw:style-name="gr10" draw:text-style-name="P56" svg:width="0.133cm" svg:height="0.198cm" svg:x="2.796cm" svg:y="2.762cm" svg:viewBox="0 0 134 199" svg:d="M68 19c-13 0-24 7-30 20-7 13-11 33-11 59 0 27 4 47 11 60 6 13 17 20 30 20s24-7 31-20c6-13 9-33 9-60 0-26-3-46-9-59-7-13-18-20-31-20zM68 0c21 0 39 7 49 25 12 16 17 42 17 73 0 33-5 59-17 75-10 17-28 26-49 26-23 0-38-9-50-26-11-16-18-42-18-75 0-31 7-57 18-73 12-18 27-25 50-25z"><text:p/></draw:path><draw:polygon draw:style-name="gr11" draw:text-style-name="P57" svg:width="0.114cm" svg:height="0.192cm" svg:x="2.303cm" svg:y="2.765cm" svg:viewBox="0 0 115 193" draw:points="4,171 48,171 48,24 0,33 0,9 47,0 73,0 73,171 115,171 115,193 4,193"><text:p/></draw:polygon><draw:polygon draw:style-name="gr11" draw:text-style-name="P57" svg:width="0.114cm" svg:height="0.192cm" svg:x="2.473cm" svg:y="2.765cm" svg:viewBox="0 0 115 193" draw:points="3,171 46,171 46,24 0,33 0,9 46,0 71,0 71,171 115,171 115,193 3,193"><text:p/></draw:polygon><draw:polygon draw:style-name="gr11" draw:text-style-name="P57" svg:width="0.115cm" svg:height="0.192cm" svg:x="2.64cm" svg:y="2.765cm" svg:viewBox="0 0 116 193" draw:points="5,171 47,171 47,24 0,33 0,9 47,0 73,0 73,171 116,171 116,193 5,193"><text:p/></draw:polygon><draw:path draw:style-name="gr11" draw:text-style-name="P57" svg:width="0.08cm" svg:height="0.158cm" svg:x="2.823cm" svg:y="2.783cm" svg:viewBox="0 0 81 159" svg:d="M41 0c-13 0-24 7-30 20-7 13-11 33-11 59 0 27 4 47 11 60 6 13 17 20 30 20s24-7 31-20c6-13 9-33 9-60 0-26-3-46-9-59-7-13-18-20-31-20z"><text:p/></draw:path><draw:path draw:style-name="gr11" draw:text-style-name="P57" svg:width="0.133cm" svg:height="0.198cm" svg:x="2.796cm" svg:y="2.762cm" svg:viewBox="0 0 134 199" svg:d="M68 0c21 0 39 7 49 25 12 16 17 42 17 73 0 33-5 59-17 75-10 17-28 26-49 26-23 0-38-9-50-26-11-16-18-42-18-75 0-31 7-57 18-73 12-18 27-25 50-25z"><text:p/></draw:path><draw:polygon draw:style-name="gr8" draw:text-style-name="P56" svg:width="0.114cm" svg:height="0.192cm" svg:x="2.303cm" svg:y="2.765cm" svg:viewBox="0 0 115 193" draw:points="4,171 48,171 48,24 0,33 0,9 47,0 73,0 73,171 115,171 115,193 4,193"><text:p/></draw:polygon><draw:polygon draw:style-name="gr8" draw:text-style-name="P56" svg:width="0.114cm" svg:height="0.192cm" svg:x="2.473cm" svg:y="2.765cm" svg:viewBox="0 0 115 193" draw:points="3,171 46,171 46,24 0,33 0,9 46,0 71,0 71,171 115,171 115,193 3,193"><text:p/></draw:polygon><draw:polygon draw:style-name="gr8" draw:text-style-name="P56" svg:width="0.115cm" svg:height="0.192cm" svg:x="2.64cm" svg:y="2.765cm" svg:viewBox="0 0 116 193" draw:points="5,171 47,171 47,24 0,33 0,9 47,0 73,0 73,171 116,171 116,193 5,193"><text:p/></draw:polygon><draw:path draw:style-name="gr8" draw:text-style-name="P56" svg:width="0.133cm" svg:height="0.198cm" svg:x="2.796cm" svg:y="2.762cm" svg:viewBox="0 0 134 199" svg:d="M68 19c-13 0-24 7-30 20-7 13-11 33-11 59 0 27 4 47 11 60 6 13 17 20 30 20s24-7 31-20c6-13 9-33 9-60 0-26-3-46-9-59-7-13-18-20-31-20zM68 0c21 0 39 7 49 25 12 16 17 42 17 73 0 33-5 59-17 75-10 17-28 26-49 26-23 0-38-9-50-26-11-16-18-42-18-75 0-31 7-57 18-73 12-18 27-25 50-25z"><text:p/></draw:path><draw:path draw:style-name="gr8" draw:text-style-name="P56" svg:width="0.165cm" svg:height="0.164cm" svg:x="1.788cm" svg:y="4.51cm" svg:viewBox="0 0 166 165" svg:d="M166 83c0 45-37 82-83 82-45 0-83-37-83-82 0-46 38-83 83-83 46 0 83 37 83 83z"><text:p/></draw:path><draw:path draw:style-name="gr9" draw:text-style-name="P57" svg:width="0.165cm" svg:height="0.164cm" svg:x="1.788cm" svg:y="4.51cm" svg:viewBox="0 0 166 165" svg:d="M166 83c0 45-37 82-83 82-45 0-83-37-83-82 0-46 38-83 83-83 46 0 83 37 83 83z"><text:p/></draw:path><draw:polygon draw:style-name="gr10" draw:text-style-name="P56" svg:width="0.114cm" svg:height="0.192cm" svg:x="1.311cm" svg:y="4.203cm" svg:viewBox="0 0 115 193" draw:points="4,171 47,171 47,24 0,33 0,10 46,0 73,0 73,171 115,171 115,193 4,193"><text:p/></draw:polygon><draw:polygon draw:style-name="gr10" draw:text-style-name="P56" svg:width="0.114cm" svg:height="0.192cm" svg:x="1.48cm" svg:y="4.203cm" svg:viewBox="0 0 115 193" draw:points="5,171 46,171 46,24 0,33 0,10 46,0 72,0 72,171 115,171 115,193 5,193"><text:p/></draw:polygon><draw:path draw:style-name="gr10" draw:text-style-name="P56" svg:width="0.133cm" svg:height="0.198cm" svg:x="1.636cm" svg:y="4.203cm" svg:viewBox="0 0 134 199" svg:d="M68 20c-14 0-24 7-31 20-6 13-10 33-10 60 0 26 4 46 10 60 7 13 17 19 31 19 13 0 22-6 31-19 6-14 8-34 8-60 0-27-2-47-8-60-9-13-18-20-31-20zM68 0c21 0 37 8 49 25 12 16 17 41 17 75 0 31-5 56-17 74-12 17-28 25-49 25-23 0-38-8-51-25-12-18-17-43-17-74 0-34 5-59 17-75 13-17 28-25 51-25z"><text:p/></draw:path><draw:polygon draw:style-name="gr10" draw:text-style-name="P56" svg:width="0.114cm" svg:height="0.192cm" svg:x="1.816cm" svg:y="4.203cm" svg:viewBox="0 0 115 193" draw:points="4,171 47,171 47,24 0,33 0,10 47,0 73,0 73,171 115,171 115,193 4,193"><text:p/></draw:polygon><draw:polygon draw:style-name="gr11" draw:text-style-name="P57" svg:width="0.114cm" svg:height="0.192cm" svg:x="1.311cm" svg:y="4.203cm" svg:viewBox="0 0 115 193" draw:points="4,171 47,171 47,24 0,33 0,10 46,0 73,0 73,171 115,171 115,193 4,193"><text:p/></draw:polygon><draw:polygon draw:style-name="gr11" draw:text-style-name="P57" svg:width="0.114cm" svg:height="0.192cm" svg:x="1.48cm" svg:y="4.203cm" svg:viewBox="0 0 115 193" draw:points="5,171 46,171 46,24 0,33 0,10 46,0 72,0 72,171 115,171 115,193 5,193"><text:p/></draw:polygon><draw:path draw:style-name="gr11" draw:text-style-name="P57" svg:width="0.079cm" svg:height="0.158cm" svg:x="1.663cm" svg:y="4.221cm" svg:viewBox="0 0 80 159" svg:d="M41 0c-14 0-24 7-31 20-6 13-10 33-10 60 0 26 4 46 10 60 7 13 17 19 31 19 13 0 22-6 31-19 6-14 8-34 8-60 0-27-2-47-8-60-9-13-18-20-31-20z"><text:p/></draw:path><draw:path draw:style-name="gr11" draw:text-style-name="P57" svg:width="0.133cm" svg:height="0.198cm" svg:x="1.636cm" svg:y="4.203cm" svg:viewBox="0 0 134 199" svg:d="M68 0c21 0 37 8 49 25 12 16 17 41 17 75 0 31-5 56-17 74-12 17-28 25-49 25-23 0-38-8-51-25-12-18-17-43-17-74 0-34 5-59 17-75 13-17 28-25 51-25z"><text:p/></draw:path><draw:polygon draw:style-name="gr11" draw:text-style-name="P57" svg:width="0.114cm" svg:height="0.192cm" svg:x="1.816cm" svg:y="4.203cm" svg:viewBox="0 0 115 193" draw:points="4,171 47,171 47,24 0,33 0,10 47,0 73,0 73,171 115,171 115,193 4,193"><text:p/></draw:polygon><draw:polygon draw:style-name="gr8" draw:text-style-name="P56" svg:width="0.114cm" svg:height="0.192cm" svg:x="1.311cm" svg:y="4.203cm" svg:viewBox="0 0 115 193" draw:points="4,171 47,171 47,24 0,33 0,10 46,0 73,0 73,171 115,171 115,193 4,193"><text:p/></draw:polygon><draw:polygon draw:style-name="gr8" draw:text-style-name="P56" svg:width="0.114cm" svg:height="0.192cm" svg:x="1.48cm" svg:y="4.203cm" svg:viewBox="0 0 115 193" draw:points="5,171 46,171 46,24 0,33 0,10 46,0 72,0 72,171 115,171 115,193 5,193"><text:p/></draw:polygon><draw:path draw:style-name="gr8" draw:text-style-name="P56" svg:width="0.133cm" svg:height="0.198cm" svg:x="1.636cm" svg:y="4.203cm" svg:viewBox="0 0 134 199" svg:d="M68 20c-14 0-24 7-31 20-6 13-10 33-10 60 0 26 4 46 10 60 7 13 17 19 31 19 13 0 22-6 31-19 6-14 8-34 8-60 0-27-2-47-8-60-9-13-18-20-31-20zM68 0c21 0 37 8 49 25 12 16 17 41 17 75 0 31-5 56-17 74-12 17-28 25-49 25-23 0-38-8-51-25-12-18-17-43-17-74 0-34 5-59 17-75 13-17 28-25 51-25z"><text:p/></draw:path><draw:polygon draw:style-name="gr8" draw:text-style-name="P56" svg:width="0.114cm" svg:height="0.192cm" svg:x="1.816cm" svg:y="4.203cm" svg:viewBox="0 0 115 193" draw:points="4,171 47,171 47,24 0,33 0,10 47,0 73,0 73,171 115,171 115,193 4,193"><text:p/></draw:polygon><draw:path draw:style-name="gr8" draw:text-style-name="P56" svg:width="0.164cm" svg:height="0.165cm" svg:x="1.465cm" svg:y="6.134cm" svg:viewBox="0 0 165 166" svg:d="M165 82c0 47-37 84-82 84-47 0-83-37-83-84 0-46 36-82 83-82 45 0 82 36 82 82z"><text:p/></draw:path><draw:path draw:style-name="gr9" draw:text-style-name="P57" svg:width="0.164cm" svg:height="0.165cm" svg:x="1.465cm" svg:y="6.134cm" svg:viewBox="0 0 165 166" svg:d="M165 82c0 47-37 84-82 84-47 0-83-37-83-84 0-46 36-82 83-82 45 0 82 36 82 82z"><text:p/></draw:path><draw:polygon draw:style-name="gr10" draw:text-style-name="P56" svg:width="0.114cm" svg:height="0.192cm" svg:x="0.782cm" svg:y="6.121cm" svg:viewBox="0 0 115 193" draw:points="4,171 48,171 48,24 0,33 0,10 46,0 73,0 73,171 115,171 115,193 4,193"><text:p/></draw:polygon><draw:polygon draw:style-name="gr10" draw:text-style-name="P56" svg:width="0.114cm" svg:height="0.192cm" svg:x="0.951cm" svg:y="6.121cm" svg:viewBox="0 0 115 193" draw:points="4,171 47,171 47,24 0,33 0,10 47,0 72,0 72,171 115,171 115,193 4,193"><text:p/></draw:polygon><draw:path draw:style-name="gr10" draw:text-style-name="P56" svg:width="0.133cm" svg:height="0.198cm" svg:x="1.107cm" svg:y="6.117cm" svg:viewBox="0 0 134 199" svg:d="M68 21c-15 0-24 6-30 19-7 13-11 33-11 60 0 26 4 46 11 60 6 13 15 20 30 20 13 0 22-7 30-20 7-14 10-34 10-60 0-27-3-47-10-60-8-13-17-19-30-19zM68 0c21 0 37 9 49 25s17 42 17 75c0 31-5 57-17 74s-28 25-49 25c-23 0-39-8-50-25-12-17-18-43-18-74 0-33 6-59 18-75 11-16 27-25 50-25z"><text:p/></draw:path><draw:path draw:style-name="gr10" draw:text-style-name="P56" svg:width="0.133cm" svg:height="0.198cm" svg:x="1.275cm" svg:y="6.117cm" svg:viewBox="0 0 134 199" svg:d="M68 21c-13 0-24 6-31 19-6 13-11 33-11 60 0 26 5 46 11 60 7 13 18 20 31 20s23-7 30-20c7-14 10-34 10-60 0-27-3-47-10-60s-17-19-30-19zM68 0c21 0 38 9 48 25 12 16 18 42 18 75 0 31-6 57-18 74-10 17-27 25-48 25-23 0-38-8-50-25-11-17-18-43-18-74 0-33 7-59 18-75 12-16 27-25 50-25z"><text:p/></draw:path><draw:polygon draw:style-name="gr11" draw:text-style-name="P57" svg:width="0.114cm" svg:height="0.192cm" svg:x="0.782cm" svg:y="6.121cm" svg:viewBox="0 0 115 193" draw:points="4,171 48,171 48,24 0,33 0,10 46,0 73,0 73,171 115,171 115,193 4,193"><text:p/></draw:polygon><draw:polygon draw:style-name="gr11" draw:text-style-name="P57" svg:width="0.114cm" svg:height="0.192cm" svg:x="0.951cm" svg:y="6.121cm" svg:viewBox="0 0 115 193" draw:points="4,171 47,171 47,24 0,33 0,10 47,0 72,0 72,171 115,171 115,193 4,193"><text:p/></draw:polygon><draw:path draw:style-name="gr11" draw:text-style-name="P57" svg:width="0.08cm" svg:height="0.158cm" svg:x="1.134cm" svg:y="6.138cm" svg:viewBox="0 0 81 159" svg:d="M41 0c-15 0-24 6-30 19-7 13-11 33-11 60 0 26 4 46 11 60 6 13 15 20 30 20 13 0 22-7 30-20 7-14 10-34 10-60 0-27-3-47-10-60-8-13-17-19-30-19z"><text:p/></draw:path><draw:path draw:style-name="gr11" draw:text-style-name="P57" svg:width="0.133cm" svg:height="0.198cm" svg:x="1.107cm" svg:y="6.117cm" svg:viewBox="0 0 134 199" svg:d="M68 0c21 0 37 9 49 25s17 42 17 75c0 31-5 57-17 74s-28 25-49 25c-23 0-39-8-50-25-12-17-18-43-18-74 0-33 6-59 18-75 11-16 27-25 50-25z"><text:p/></draw:path><draw:path draw:style-name="gr11" draw:text-style-name="P57" svg:width="0.081cm" svg:height="0.158cm" svg:x="1.301cm" svg:y="6.138cm" svg:viewBox="0 0 82 159" svg:d="M42 0c-13 0-24 6-31 19-6 13-11 33-11 60 0 26 5 46 11 60 7 13 18 20 31 20s23-7 30-20c7-14 10-34 10-60 0-27-3-47-10-60s-17-19-30-19z"><text:p/></draw:path><draw:path draw:style-name="gr11" draw:text-style-name="P57" svg:width="0.133cm" svg:height="0.198cm" svg:x="1.275cm" svg:y="6.117cm" svg:viewBox="0 0 134 199" svg:d="M68 0c21 0 38 9 48 25 12 16 18 42 18 75 0 31-6 57-18 74-10 17-27 25-48 25-23 0-38-8-50-25-11-17-18-43-18-74 0-33 7-59 18-75 12-16 27-25 50-25z"><text:p/></draw:path><draw:polygon draw:style-name="gr8" draw:text-style-name="P56" svg:width="0.114cm" svg:height="0.192cm" svg:x="0.782cm" svg:y="6.121cm" svg:viewBox="0 0 115 193" draw:points="4,171 48,171 48,24 0,33 0,10 46,0 73,0 73,171 115,171 115,193 4,193"><text:p/></draw:polygon><draw:polygon draw:style-name="gr8" draw:text-style-name="P56" svg:width="0.114cm" svg:height="0.192cm" svg:x="0.951cm" svg:y="6.121cm" svg:viewBox="0 0 115 193" draw:points="4,171 47,171 47,24 0,33 0,10 47,0 72,0 72,171 115,171 115,193 4,193"><text:p/></draw:polygon><draw:path draw:style-name="gr8" draw:text-style-name="P56" svg:width="0.133cm" svg:height="0.198cm" svg:x="1.107cm" svg:y="6.117cm" svg:viewBox="0 0 134 199" svg:d="M68 21c-15 0-24 6-30 19-7 13-11 33-11 60 0 26 4 46 11 60 6 13 15 20 30 20 13 0 22-7 30-20 7-14 10-34 10-60 0-27-3-47-10-60-8-13-17-19-30-19zM68 0c21 0 37 9 49 25s17 42 17 75c0 31-5 57-17 74s-28 25-49 25c-23 0-39-8-50-25-12-17-18-43-18-74 0-33 6-59 18-75 11-16 27-25 50-25z"><text:p/></draw:path><draw:path draw:style-name="gr8" draw:text-style-name="P56" svg:width="0.133cm" svg:height="0.198cm" svg:x="1.275cm" svg:y="6.117cm" svg:viewBox="0 0 134 199" svg:d="M68 21c-13 0-24 6-31 19-6 13-11 33-11 60 0 26 5 46 11 60 7 13 18 20 31 20s23-7 30-20c7-14 10-34 10-60 0-27-3-47-10-60s-17-19-30-19zM68 0c21 0 38 9 48 25 12 16 18 42 18 75 0 31-6 57-18 74-10 17-27 25-48 25-23 0-38-8-50-25-11-17-18-43-18-74 0-33 7-59 18-75 12-16 27-25 50-25z"><text:p/></draw:path><draw:path draw:style-name="gr8" draw:text-style-name="P56" svg:width="0.165cm" svg:height="0.164cm" svg:x="1.788cm" svg:y="7.76cm" svg:viewBox="0 0 166 165" svg:d="M166 81c0 47-37 84-83 84-45 0-83-37-83-84 0-45 38-81 83-81 46 0 83 36 83 81z"><text:p/></draw:path><draw:path draw:style-name="gr9" draw:text-style-name="P57" svg:width="0.165cm" svg:height="0.164cm" svg:x="1.788cm" svg:y="7.76cm" svg:viewBox="0 0 166 165" svg:d="M166 81c0 47-37 84-83 84-45 0-83-37-83-84 0-45 38-81 83-81 46 0 83 36 83 81z"><text:p/></draw:path><draw:polygon draw:style-name="gr10" draw:text-style-name="P56" svg:width="0.114cm" svg:height="0.192cm" svg:x="1.229cm" svg:y="7.923cm" svg:viewBox="0 0 115 193" draw:points="4,171 46,171 46,24 0,33 0,9 46,0 72,0 72,171 115,171 115,193 4,193"><text:p/></draw:polygon><draw:path draw:style-name="gr10" draw:text-style-name="P56" svg:width="0.133cm" svg:height="0.198cm" svg:x="1.385cm" svg:y="7.92cm" svg:viewBox="0 0 134 199" svg:d="M68 19c-13 0-24 7-31 20s-11 33-11 59c0 27 4 47 11 60s18 20 31 20 23-7 30-20 9-33 9-60c0-26-2-46-9-59s-17-20-30-20zM68 0c21 0 38 7 48 25 12 16 18 42 18 73 0 33-6 59-18 75-10 17-27 26-48 26-23 0-39-9-51-26-11-16-17-42-17-75 0-31 6-57 17-73 12-18 28-25 51-25z"><text:p/></draw:path><draw:polygon draw:style-name="gr10" draw:text-style-name="P56" svg:width="0.114cm" svg:height="0.192cm" svg:x="1.565cm" svg:y="7.923cm" svg:viewBox="0 0 115 193" draw:points="4,171 48,171 48,24 0,33 0,9 46,0 73,0 73,171 115,171 115,193 4,193"><text:p/></draw:polygon><draw:polygon draw:style-name="gr10" draw:text-style-name="P56" svg:width="0.114cm" svg:height="0.192cm" svg:x="1.735cm" svg:y="7.923cm" svg:viewBox="0 0 115 193" draw:points="3,171 46,171 46,24 0,33 0,9 46,0 71,0 71,171 115,171 115,193 3,193"><text:p/></draw:polygon><draw:polygon draw:style-name="gr11" draw:text-style-name="P57" svg:width="0.114cm" svg:height="0.192cm" svg:x="1.229cm" svg:y="7.923cm" svg:viewBox="0 0 115 193" draw:points="4,171 46,171 46,24 0,33 0,9 46,0 72,0 72,171 115,171 115,193 4,193"><text:p/></draw:polygon><draw:path draw:style-name="gr11" draw:text-style-name="P57" svg:width="0.08cm" svg:height="0.158cm" svg:x="1.411cm" svg:y="7.939cm" svg:viewBox="0 0 81 159" svg:d="M42 0c-13 0-24 7-31 20s-11 33-11 59c0 27 4 47 11 60s18 20 31 20 23-7 30-20 9-33 9-60c0-26-2-46-9-59s-17-20-30-20z"><text:p/></draw:path><draw:path draw:style-name="gr11" draw:text-style-name="P57" svg:width="0.133cm" svg:height="0.198cm" svg:x="1.385cm" svg:y="7.92cm" svg:viewBox="0 0 134 199" svg:d="M68 0c21 0 38 7 48 25 12 16 18 42 18 73 0 33-6 59-18 75-10 17-27 26-48 26-23 0-39-9-51-26-11-16-17-42-17-75 0-31 6-57 17-73 12-18 28-25 51-25z"><text:p/></draw:path><draw:polygon draw:style-name="gr11" draw:text-style-name="P57" svg:width="0.114cm" svg:height="0.192cm" svg:x="1.565cm" svg:y="7.923cm" svg:viewBox="0 0 115 193" draw:points="4,171 48,171 48,24 0,33 0,9 46,0 73,0 73,171 115,171 115,193 4,193"><text:p/></draw:polygon><draw:polygon draw:style-name="gr11" draw:text-style-name="P57" svg:width="0.114cm" svg:height="0.192cm" svg:x="1.735cm" svg:y="7.923cm" svg:viewBox="0 0 115 193" draw:points="3,171 46,171 46,24 0,33 0,9 46,0 71,0 71,171 115,171 115,193 3,193"><text:p/></draw:polygon><draw:polygon draw:style-name="gr8" draw:text-style-name="P56" svg:width="0.114cm" svg:height="0.192cm" svg:x="1.229cm" svg:y="7.923cm" svg:viewBox="0 0 115 193" draw:points="4,171 46,171 46,24 0,33 0,9 46,0 72,0 72,171 115,171 115,193 4,193"><text:p/></draw:polygon><draw:path draw:style-name="gr8" draw:text-style-name="P56" svg:width="0.133cm" svg:height="0.198cm" svg:x="1.385cm" svg:y="7.92cm" svg:viewBox="0 0 134 199" svg:d="M68 19c-13 0-24 7-31 20s-11 33-11 59c0 27 4 47 11 60s18 20 31 20 23-7 30-20 9-33 9-60c0-26-2-46-9-59s-17-20-30-20zM68 0c21 0 38 7 48 25 12 16 18 42 18 73 0 33-6 59-18 75-10 17-27 26-48 26-23 0-39-9-51-26-11-16-17-42-17-75 0-31 6-57 17-73 12-18 28-25 51-25z"><text:p/></draw:path><draw:polygon draw:style-name="gr8" draw:text-style-name="P56" svg:width="0.114cm" svg:height="0.192cm" svg:x="1.565cm" svg:y="7.923cm" svg:viewBox="0 0 115 193" draw:points="4,171 48,171 48,24 0,33 0,9 46,0 73,0 73,171 115,171 115,193 4,193"><text:p/></draw:polygon><draw:polygon draw:style-name="gr8" draw:text-style-name="P56" svg:width="0.114cm" svg:height="0.192cm" svg:x="1.735cm" svg:y="7.923cm" svg:viewBox="0 0 115 193" draw:points="3,171 46,171 46,24 0,33 0,9 46,0 71,0 71,171 115,171 115,193 3,193"><text:p/></draw:polygon><draw:path draw:style-name="gr8" draw:text-style-name="P56" svg:width="0.164cm" svg:height="0.164cm" svg:x="2.71cm" svg:y="9.139cm" svg:viewBox="0 0 165 165" svg:d="M165 81c0 47-37 84-84 84-45 0-81-37-81-84 0-45 36-81 81-81 47 0 84 36 84 81z"><text:p/></draw:path><draw:path draw:style-name="gr9" draw:text-style-name="P57" svg:width="0.164cm" svg:height="0.164cm" svg:x="2.71cm" svg:y="9.139cm" svg:viewBox="0 0 165 165" svg:d="M165 81c0 47-37 84-84 84-45 0-81-37-81-84 0-45 36-81 81-81 47 0 84 36 84 81z"><text:p/></draw:path><draw:polygon draw:style-name="gr10" draw:text-style-name="P56" svg:width="0.114cm" svg:height="0.192cm" svg:x="2.303cm" svg:y="9.328cm" svg:viewBox="0 0 115 193" draw:points="4,171 48,171 48,24 0,33 0,10 47,0 73,0 73,171 115,171 115,193 4,193"><text:p/></draw:polygon><draw:path draw:style-name="gr10" draw:text-style-name="P56" svg:width="0.132cm" svg:height="0.199cm" svg:x="2.461cm" svg:y="9.327cm" svg:viewBox="0 0 133 200" svg:d="M65 22c-13 0-22 6-30 19-6 13-9 33-9 60 0 26 3 46 9 59 8 14 17 20 30 20 15 0 25-6 31-20 7-13 11-33 11-59 0-27-4-47-11-60-6-13-16-19-31-19zM65 0c23 0 39 9 51 25 11 17 17 43 17 76 0 31-6 57-17 74-12 17-28 25-51 25-20 0-38-8-48-25-12-17-17-43-17-74 0-33 5-59 17-76 10-16 28-25 48-25z"><text:p/></draw:path><draw:polygon draw:style-name="gr10" draw:text-style-name="P56" svg:width="0.115cm" svg:height="0.192cm" svg:x="2.64cm" svg:y="9.328cm" svg:viewBox="0 0 116 193" draw:points="5,171 47,171 47,24 0,33 0,10 47,0 73,0 73,171 116,171 116,193 5,193"><text:p/></draw:polygon><draw:path draw:style-name="gr10" draw:text-style-name="P56" svg:width="0.133cm" svg:height="0.199cm" svg:x="2.796cm" svg:y="9.327cm" svg:viewBox="0 0 134 200" svg:d="M68 22c-13 0-24 6-30 19-7 13-11 33-11 60 0 26 4 46 11 59 6 14 17 20 30 20s24-6 31-20c6-13 9-33 9-59 0-27-3-47-9-60-7-13-18-19-31-19zM68 0c21 0 39 9 49 25 12 17 17 43 17 76 0 31-5 57-17 74-10 17-28 25-49 25-23 0-38-8-50-25-11-17-18-43-18-74 0-33 7-59 18-76 12-16 27-25 50-25z"><text:p/></draw:path><draw:polygon draw:style-name="gr11" draw:text-style-name="P57" svg:width="0.114cm" svg:height="0.192cm" svg:x="2.303cm" svg:y="9.328cm" svg:viewBox="0 0 115 193" draw:points="4,171 48,171 48,24 0,33 0,10 47,0 73,0 73,171 115,171 115,193 4,193"><text:p/></draw:polygon><draw:path draw:style-name="gr11" draw:text-style-name="P57" svg:width="0.08cm" svg:height="0.157cm" svg:x="2.487cm" svg:y="9.346cm" svg:viewBox="0 0 81 158" svg:d="M39 0c-13 0-22 6-30 19-6 13-9 33-9 60 0 26 3 46 9 59 8 14 17 20 30 20 15 0 25-6 31-20 7-13 11-33 11-59 0-27-4-47-11-60-6-13-16-19-31-19z"><text:p/></draw:path><draw:path draw:style-name="gr11" draw:text-style-name="P57" svg:width="0.132cm" svg:height="0.199cm" svg:x="2.461cm" svg:y="9.327cm" svg:viewBox="0 0 133 200" svg:d="M65 0c23 0 39 9 51 25 11 17 17 43 17 76 0 31-6 57-17 74-12 17-28 25-51 25-20 0-38-8-48-25-12-17-17-43-17-74 0-33 5-59 17-76 10-16 28-25 48-25z"><text:p/></draw:path><draw:polygon draw:style-name="gr11" draw:text-style-name="P57" svg:width="0.115cm" svg:height="0.192cm" svg:x="2.64cm" svg:y="9.328cm" svg:viewBox="0 0 116 193" draw:points="5,171 47,171 47,24 0,33 0,10 47,0 73,0 73,171 116,171 116,193 5,193"><text:p/></draw:polygon><draw:path draw:style-name="gr11" draw:text-style-name="P57" svg:width="0.08cm" svg:height="0.157cm" svg:x="2.823cm" svg:y="9.346cm" svg:viewBox="0 0 81 158" svg:d="M41 0c-13 0-24 6-30 19-7 13-11 33-11 60 0 26 4 46 11 59 6 14 17 20 30 20s24-6 31-20c6-13 9-33 9-59 0-27-3-47-9-60-7-13-18-19-31-19z"><text:p/></draw:path><draw:path draw:style-name="gr11" draw:text-style-name="P57" svg:width="0.133cm" svg:height="0.199cm" svg:x="2.796cm" svg:y="9.327cm" svg:viewBox="0 0 134 200" svg:d="M68 0c21 0 39 9 49 25 12 17 17 43 17 76 0 31-5 57-17 74-10 17-28 25-49 25-23 0-38-8-50-25-11-17-18-43-18-74 0-33 7-59 18-76 12-16 27-25 50-25z"><text:p/></draw:path><draw:polygon draw:style-name="gr8" draw:text-style-name="P56" svg:width="0.114cm" svg:height="0.192cm" svg:x="2.303cm" svg:y="9.328cm" svg:viewBox="0 0 115 193" draw:points="4,171 48,171 48,24 0,33 0,10 47,0 73,0 73,171 115,171 115,193 4,193"><text:p/></draw:polygon><draw:path draw:style-name="gr8" draw:text-style-name="P56" svg:width="0.132cm" svg:height="0.199cm" svg:x="2.461cm" svg:y="9.327cm" svg:viewBox="0 0 133 200" svg:d="M65 22c-13 0-22 6-30 19-6 13-9 33-9 60 0 26 3 46 9 59 8 14 17 20 30 20 15 0 25-6 31-20 7-13 11-33 11-59 0-27-4-47-11-60-6-13-16-19-31-19zM65 0c23 0 39 9 51 25 11 17 17 43 17 76 0 31-6 57-17 74-12 17-28 25-51 25-20 0-38-8-48-25-12-17-17-43-17-74 0-33 5-59 17-76 10-16 28-25 48-25z"><text:p/></draw:path><draw:polygon draw:style-name="gr8" draw:text-style-name="P56" svg:width="0.115cm" svg:height="0.192cm" svg:x="2.64cm" svg:y="9.328cm" svg:viewBox="0 0 116 193" draw:points="5,171 47,171 47,24 0,33 0,10 47,0 73,0 73,171 116,171 116,193 5,193"><text:p/></draw:polygon><draw:path draw:style-name="gr8" draw:text-style-name="P56" svg:width="0.133cm" svg:height="0.199cm" svg:x="2.796cm" svg:y="9.327cm" svg:viewBox="0 0 134 200" svg:d="M68 22c-13 0-24 6-30 19-7 13-11 33-11 60 0 26 4 46 11 59 6 14 17 20 30 20s24-6 31-20c6-13 9-33 9-59 0-27-3-47-9-60-7-13-18-19-31-19zM68 0c21 0 39 9 49 25 12 17 17 43 17 76 0 31-5 57-17 74-10 17-28 25-49 25-23 0-38-8-50-25-11-17-18-43-18-74 0-33 7-59 18-76 12-16 27-25 50-25z"><text:p/></draw:path><draw:path draw:style-name="gr8" draw:text-style-name="P56" svg:width="0.164cm" svg:height="0.165cm" svg:x="4.088cm" svg:y="10.058cm" svg:viewBox="0 0 165 166" svg:d="M165 84c0 45-37 82-82 82-47 0-83-37-83-82 0-46 36-84 83-84 45 0 82 38 82 84z"><text:p/></draw:path><draw:path draw:style-name="gr9" draw:text-style-name="P57" svg:width="0.164cm" svg:height="0.165cm" svg:x="4.088cm" svg:y="10.058cm" svg:viewBox="0 0 165 166" svg:d="M165 84c0 45-37 82-82 82-47 0-83-37-83-82 0-46 36-84 83-84 45 0 82 38 82 84z"><text:p/></draw:path><draw:polygon draw:style-name="gr10" draw:text-style-name="P56" svg:width="0.114cm" svg:height="0.192cm" svg:x="3.776cm" svg:y="10.322cm" svg:viewBox="0 0 115 193" draw:points="3,170 46,170 46,23 0,32 0,8 46,0 72,0 72,170 115,170 115,193 3,193"><text:p/></draw:polygon><draw:path draw:style-name="gr10" draw:text-style-name="P56" svg:width="0.133cm" svg:height="0.199cm" svg:x="3.931cm" svg:y="10.317cm" svg:viewBox="0 0 134 200" svg:d="M68 21c-13 0-24 7-30 20-7 14-11 34-11 60s4 46 11 59c6 13 17 20 30 20s24-7 30-20c7-13 10-33 10-59s-3-46-10-60c-6-13-17-20-30-20zM68 0c21 0 39 10 49 25 12 18 17 43 17 76 0 32-5 57-17 74-10 17-28 25-49 25-23 0-38-8-50-25-11-17-18-42-18-74 0-33 7-58 18-76 12-15 27-25 50-25z"><text:p/></draw:path><draw:path draw:style-name="gr10" draw:text-style-name="P56" svg:width="0.131cm" svg:height="0.199cm" svg:x="4.101cm" svg:y="10.317cm" svg:viewBox="0 0 132 200" svg:d="M66 21c-13 0-24 7-31 20-6 14-8 34-8 60s2 46 8 59c7 13 18 20 31 20s24-7 31-20c6-13 10-33 10-59s-4-46-10-60c-7-13-18-20-31-20zM66 0c21 0 38 10 49 25 12 18 17 43 17 76 0 32-5 57-17 74-11 17-28 25-49 25s-38-8-49-25c-12-17-17-42-17-74 0-33 5-58 17-76 11-15 28-25 49-25z"><text:p/></draw:path><draw:polygon draw:style-name="gr10" draw:text-style-name="P56" svg:width="0.114cm" svg:height="0.192cm" svg:x="4.281cm" svg:y="10.322cm" svg:viewBox="0 0 115 193" draw:points="3,170 46,170 46,23 0,32 0,8 46,0 71,0 71,170 115,170 115,193 3,193"><text:p/></draw:polygon><draw:polygon draw:style-name="gr11" draw:text-style-name="P57" svg:width="0.114cm" svg:height="0.192cm" svg:x="3.776cm" svg:y="10.322cm" svg:viewBox="0 0 115 193" draw:points="3,170 46,170 46,23 0,32 0,8 46,0 72,0 72,170 115,170 115,193 3,193"><text:p/></draw:polygon><draw:path draw:style-name="gr11" draw:text-style-name="P57" svg:width="0.08cm" svg:height="0.158cm" svg:x="3.958cm" svg:y="10.337cm" svg:viewBox="0 0 81 159" svg:d="M41 0c-13 0-24 7-30 20-7 14-11 34-11 60s4 46 11 59c6 13 17 20 30 20s24-7 30-20c7-13 10-33 10-59s-3-46-10-60c-6-13-17-20-30-20z"><text:p/></draw:path><draw:path draw:style-name="gr11" draw:text-style-name="P57" svg:width="0.133cm" svg:height="0.199cm" svg:x="3.931cm" svg:y="10.317cm" svg:viewBox="0 0 134 200" svg:d="M68 0c21 0 39 10 49 25 12 18 17 43 17 76 0 32-5 57-17 74-10 17-28 25-49 25-23 0-38-8-50-25-11-17-18-42-18-74 0-33 7-58 18-76 12-15 27-25 50-25z"><text:p/></draw:path><draw:path draw:style-name="gr11" draw:text-style-name="P57" svg:width="0.079cm" svg:height="0.158cm" svg:x="4.128cm" svg:y="10.337cm" svg:viewBox="0 0 80 159" svg:d="M39 0c-13 0-24 7-31 20-6 14-8 34-8 60s2 46 8 59c7 13 18 20 31 20s24-7 31-20c6-13 10-33 10-59s-4-46-10-60c-7-13-18-20-31-20z"><text:p/></draw:path><draw:path draw:style-name="gr11" draw:text-style-name="P57" svg:width="0.131cm" svg:height="0.199cm" svg:x="4.101cm" svg:y="10.317cm" svg:viewBox="0 0 132 200" svg:d="M66 0c21 0 38 10 49 25 12 18 17 43 17 76 0 32-5 57-17 74-11 17-28 25-49 25s-38-8-49-25c-12-17-17-42-17-74 0-33 5-58 17-76 11-15 28-25 49-25z"><text:p/></draw:path><draw:polygon draw:style-name="gr11" draw:text-style-name="P57" svg:width="0.114cm" svg:height="0.192cm" svg:x="4.281cm" svg:y="10.322cm" svg:viewBox="0 0 115 193" draw:points="3,170 46,170 46,23 0,32 0,8 46,0 71,0 71,170 115,170 115,193 3,193"><text:p/></draw:polygon><draw:polygon draw:style-name="gr8" draw:text-style-name="P56" svg:width="0.114cm" svg:height="0.192cm" svg:x="3.776cm" svg:y="10.322cm" svg:viewBox="0 0 115 193" draw:points="3,170 46,170 46,23 0,32 0,8 46,0 72,0 72,170 115,170 115,193 3,193"><text:p/></draw:polygon><draw:path draw:style-name="gr8" draw:text-style-name="P56" svg:width="0.133cm" svg:height="0.199cm" svg:x="3.931cm" svg:y="10.317cm" svg:viewBox="0 0 134 200" svg:d="M68 21c-13 0-24 7-30 20-7 14-11 34-11 60s4 46 11 59c6 13 17 20 30 20s24-7 30-20c7-13 10-33 10-59s-3-46-10-60c-6-13-17-20-30-20zM68 0c21 0 39 10 49 25 12 18 17 43 17 76 0 32-5 57-17 74-10 17-28 25-49 25-23 0-38-8-50-25-11-17-18-42-18-74 0-33 7-58 18-76 12-15 27-25 50-25z"><text:p/></draw:path><draw:path draw:style-name="gr8" draw:text-style-name="P56" svg:width="0.131cm" svg:height="0.199cm" svg:x="4.101cm" svg:y="10.317cm" svg:viewBox="0 0 132 200" svg:d="M66 21c-13 0-24 7-31 20-6 14-8 34-8 60s2 46 8 59c7 13 18 20 31 20s24-7 31-20c6-13 10-33 10-59s-4-46-10-60c-7-13-18-20-31-20zM66 0c21 0 38 10 49 25 12 18 17 43 17 76 0 32-5 57-17 74-11 17-28 25-49 25s-38-8-49-25c-12-17-17-42-17-74 0-33 5-58 17-76 11-15 28-25 49-25z"><text:p/></draw:path><draw:polygon draw:style-name="gr8" draw:text-style-name="P56" svg:width="0.114cm" svg:height="0.192cm" svg:x="4.281cm" svg:y="10.322cm" svg:viewBox="0 0 115 193" draw:points="3,170 46,170 46,23 0,32 0,8 46,0 71,0 71,170 115,170 115,193 3,193"><text:p/></draw:polygon><draw:line draw:style-name="gr12" draw:text-style-name="P58" svg:x1="4.91cm" svg:y1="2.051cm" svg:x2="6.686cm" svg:y2="10.358cm"><text:p/></draw:line><draw:frame draw:style-name="gr13" draw:text-style-name="P60" svg:width="7.624cm" svg:height="0.745cm" svg:x="2.011cm" svg:y="0cm"><draw:text-box><text:p text:style-name="P59"><text:span text:style-name="T51">E</text:span><text:span text:style-name="T51">n</text:span><text:span text:style-name="T51">t</text:span><text:span text:style-name="T51">i</text:span><text:span text:style-name="T51">e</text:span><text:span text:style-name="T51">r</text:span><text:span text:style-name="T51">s</text:span><text:span text:style-name="T51"> </text:span><text:span text:style-name="T52">n</text:span><text:span text:style-name="T52">o</text:span><text:span text:style-name="T52">n</text:span><text:span text:style-name="T51"> </text:span><text:span text:style-name="T51">s</text:span><text:span text:style-name="T51">i</text:span><text:span text:style-name="T51">g</text:span><text:span text:style-name="T51">n</text:span><text:span text:style-name="T51">é</text:span><text:span text:style-name="T51">s</text:span><text:span text:style-name="T51"> </text:span><text:span text:style-name="T51">s</text:span><text:span text:style-name="T51">u</text:span><text:span text:style-name="T51">r</text:span><text:span text:style-name="T51"> </text:span><text:span text:style-name="T51">4</text:span><text:span text:style-name="T51"> </text:span><text:span text:style-name="T51">b</text:span><text:span text:style-name="T51">i</text:span><text:span text:style-name="T51">t</text:span><text:span text:style-name="T51">s</text:span></text:p></draw:text-box></draw:frame><draw:frame draw:style-name="gr13" draw:text-style-name="P61" svg:width="7.624cm" svg:height="0.745cm" svg:x="2.011cm" svg:y="4.703cm"><draw:text-box><text:p text:style-name="P59"><text:span text:style-name="T53">E</text:span><text:span text:style-name="T53">n</text:span><text:span text:style-name="T53">t</text:span><text:span text:style-name="T53">i</text:span><text:span text:style-name="T53">e</text:span><text:span text:style-name="T53">r</text:span><text:span text:style-name="T53">s</text:span><text:span text:style-name="T53"> </text:span><text:span text:style-name="T53">s</text:span><text:span text:style-name="T53">i</text:span><text:span text:style-name="T53">g</text:span><text:span text:style-name="T53">n</text:span><text:span text:style-name="T53">é</text:span><text:span text:style-name="T53">s</text:span><text:span text:style-name="T53"> </text:span><text:span text:style-name="T53">s</text:span><text:span text:style-name="T53">u</text:span><text:span text:style-name="T53">r</text:span><text:span text:style-name="T53"> </text:span><text:span text:style-name="T53">4</text:span><text:span text:style-name="T53"> </text:span><text:span text:style-name="T53">b</text:span><text:span text:style-name="T53">i</text:span><text:span text:style-name="T53">t</text:span><text:span text:style-name="T53">s</text:span></text:p></draw:text-box></draw:frame><draw:control draw:name="Contrôle 11" draw:style-name="gr14" draw:text-style-name="P62" svg:width="0.701cm" svg:height="0.701cm" svg:x="5.44cm" svg:y="2.037cm" draw:control="control8"/><draw:control draw:name="Contrôle 12" draw:style-name="gr14" draw:text-style-name="P62" svg:width="0.701cm" svg:height="0.701cm" svg:x="6.839cm" svg:y="2.395cm" draw:control="control9"/><draw:control draw:name="Contrôle 13" draw:style-name="gr14" draw:text-style-name="P62" svg:width="0.701cm" svg:height="0.701cm" svg:x="8.047cm" svg:y="3.237cm" draw:control="control10"/><draw:control draw:name="Contrôle 14" draw:style-name="gr14" draw:text-style-name="P62" svg:width="0.701cm" svg:height="0.701cm" svg:x="8.909cm" svg:y="4.352cm" draw:control="control11"/><draw:control draw:name="Contrôle 15" draw:style-name="gr14" draw:text-style-name="P62" svg:width="0.701cm" svg:height="0.701cm" svg:x="9.252cm" svg:y="5.846cm" draw:control="control12"/><draw:control draw:name="Contrôle 16" draw:style-name="gr14" draw:text-style-name="P62" svg:width="0.701cm" svg:height="0.701cm" svg:x="8.922cm" svg:y="7.31cm" draw:control="control13"/><draw:control draw:name="Contrôle 17" draw:style-name="gr14" draw:text-style-name="P62" svg:width="0.701cm" svg:height="0.701cm" svg:x="8.11cm" svg:y="8.453cm" draw:control="control14"/><draw:control draw:name="Contrôle 18" draw:style-name="gr14" draw:text-style-name="P62" svg:width="0.701cm" svg:height="0.701cm" svg:x="6.849cm" svg:y="9.34cm" draw:control="control15"/><draw:control draw:name="Contrôle 19" draw:style-name="gr14" draw:text-style-name="P62" svg:width="0.701cm" svg:height="0.701cm" svg:x="5.44cm" svg:y="9.678cm" draw:control="control16"/><draw:control draw:name="Contrôle 20" draw:style-name="gr14" draw:text-style-name="P62" svg:width="0.701cm" svg:height="0.699cm" svg:x="3.971cm" svg:y="9.319cm" draw:control="control17"/><draw:control draw:name="Contrôle 21" draw:style-name="gr14" draw:text-style-name="P62" svg:width="0.701cm" svg:height="0.701cm" svg:x="2.769cm" svg:y="8.446cm" draw:control="control18"/><draw:control draw:name="Contrôle 22" draw:style-name="gr14" draw:text-style-name="P62" svg:width="0.701cm" svg:height="0.701cm" svg:x="1.969cm" svg:y="7.273cm" draw:control="control19"/><draw:control draw:name="Contrôle 23" draw:style-name="gr14" draw:text-style-name="P62" svg:width="0.701cm" svg:height="0.701cm" svg:x="1.672cm" svg:y="5.846cm" draw:control="control20"/><draw:control draw:name="Contrôle 24" draw:style-name="gr14" draw:text-style-name="P62" svg:width="0.701cm" svg:height="0.701cm" svg:x="1.981cm" svg:y="4.411cm" draw:control="control21"/><draw:control draw:name="Contrôle 25" draw:style-name="gr14" draw:text-style-name="P62" svg:width="0.701cm" svg:height="0.701cm" svg:x="2.847cm" svg:y="3.24cm" draw:control="control22"/><draw:control draw:name="Contrôle 26" draw:style-name="gr14" draw:text-style-name="P62" svg:width="0.701cm" svg:height="0.701cm" svg:x="4.02cm" svg:y="2.385cm" draw:control="control23"/><draw:control draw:name="Contrôle 27" draw:style-name="gr15" draw:text-style-name="P63" svg:width="0.701cm" svg:height="0.699cm" svg:x="5.484cm" svg:y="0.697cm" draw:control="control24"/><draw:control draw:name="Contrôle 28" draw:style-name="gr15" draw:text-style-name="P63" svg:width="0.701cm" svg:height="0.701cm" svg:x="7.486cm" svg:y="1.046cm" draw:control="control25"/><draw:control draw:name="Contrôle 29" draw:style-name="gr15" draw:text-style-name="P63" svg:width="0.701cm" svg:height="0.701cm" svg:x="9.49cm" svg:y="2.021cm" draw:control="control26"/><draw:control draw:name="Contrôle 31" draw:style-name="gr15" draw:text-style-name="P63" svg:width="0.701cm" svg:height="0.701cm" svg:x="10.463cm" svg:y="3.722cm" draw:control="control27"/><draw:control draw:name="Contrôle 32" draw:style-name="gr15" draw:text-style-name="P63" svg:width="0.701cm" svg:height="0.701cm" svg:x="10.952cm" svg:y="5.846cm" draw:control="control28"/><draw:control draw:name="Contrôle 33" draw:style-name="gr15" draw:text-style-name="P63" svg:width="0.701cm" svg:height="0.701cm" svg:x="10.463cm" svg:y="7.863cm" draw:control="control29"/><draw:control draw:name="Contrôle 34" draw:style-name="gr15" draw:text-style-name="P63" svg:width="0.701cm" svg:height="0.699cm" svg:x="9.49cm" svg:y="9.513cm" draw:control="control30"/><draw:control draw:name="Contrôle 35" draw:style-name="gr15" draw:text-style-name="P63" svg:width="0.701cm" svg:height="0.699cm" svg:x="7.486cm" svg:y="10.573cm" draw:control="control31"/><draw:control draw:name="Contrôle 36" draw:style-name="gr15" draw:text-style-name="P63" svg:width="0.701cm" svg:height="0.699cm" svg:x="5.399cm" svg:y="10.91cm" draw:control="control32"/><draw:control draw:name="Contrôle 37" draw:style-name="gr15" draw:text-style-name="P63" svg:width="0.701cm" svg:height="0.699cm" svg:x="3.38cm" svg:y="10.573cm" draw:control="control33"/><draw:control draw:name="Contrôle 38" draw:style-name="gr15" draw:text-style-name="P63" svg:width="0.701cm" svg:height="0.699cm" svg:x="1.739cm" svg:y="9.513cm" draw:control="control34"/><draw:control draw:name="Contrôle 39" draw:style-name="gr15" draw:text-style-name="P63" svg:width="0.701cm" svg:height="0.701cm" svg:x="0.432cm" svg:y="7.863cm" draw:control="control35"/><draw:control draw:name="Contrôle 40" draw:style-name="gr15" draw:text-style-name="P63" svg:width="0.701cm" svg:height="0.701cm" svg:x="0cm" svg:y="5.846cm" draw:control="control36"/><draw:control draw:name="Contrôle 41" draw:style-name="gr15" draw:text-style-name="P63" svg:width="0.701cm" svg:height="0.701cm" svg:x="0.432cm" svg:y="3.722cm" draw:control="control37"/><draw:control draw:name="Contrôle 42" draw:style-name="gr15" draw:text-style-name="P63" svg:width="0.701cm" svg:height="0.701cm" svg:x="1.596cm" svg:y="2.021cm" draw:control="control38"/><draw:control draw:name="Contrôle 43" draw:style-name="gr15" draw:text-style-name="P63" svg:width="0.701cm" svg:height="0.701cm" svg:x="3.38cm" svg:y="1.046cm" draw:control="control39"/></draw:g></text:p>
      <text:p text:style-name="P9"/>
      <text:p text:style-name="P21">Remarques :</text:p>
      <text:list xml:id="list3886093790" text:style-name="tfPuce">
        <text:list-item>
          <text:p text:style-name="P44">Le bit « de poids fort » d’un entier signé permet de d<text:span text:style-name="T30">éterminer</text:span> son signe</text:p>
        </text:list-item>
        <text:list-item>
          <text:p text:style-name="P49"><text:span text:style-name="T12">S</text:span><text:span text:style-name="T2">ur n bits, on peut coder les entiers </text:span><text:span text:style-name="T15">non </text:span><text:span text:style-name="T2">signés de </text:span><text:span text:style-name="T15">0 à </text:span><text:span text:style-name="T15"><draw:control text:anchor-type="as-char" draw:z-index="2" draw:name="Contrôle 44" draw:style-name="gr1" draw:text-style-name="P52" svg:width="2.121cm" svg:height="0.701cm" draw:control="control2"/></text:span><text:span text:style-name="T2"><text:s/><text:line-break/></text:span><text:span text:style-name="T12">et les entiers signés de </text:span><text:span text:style-name="T12"><draw:control text:anchor-type="as-char" draw:z-index="3" draw:name="Contrôle 45" draw:style-name="gr1" draw:text-style-name="P52" svg:width="2.121cm" svg:height="0.701cm" draw:control="control3"/></text:span><text:span text:style-name="T12"><text:s/></text:span><text:span text:style-name="T15">à </text:span><text:span text:style-name="T15"><draw:control text:anchor-type="as-char" draw:z-index="7" draw:name="Contrôle 10" draw:style-name="gr1" draw:text-style-name="P52" svg:width="2.121cm" svg:height="0.701cm" draw:control="control7"/></text:span></text:p>
        </text:list-item>
      </text:list>
      <text:list xml:id="list184650118688608" text:continue-list="list184648217679863" text:style-name="tfNum_20_I_29_">
        <text:list-item>
          <text:p text:style-name="P51">Dans les exercices :</text:p>
        </text:list-item>
      </text:list>
      <text:p text:style-name="P46"><text:span text:style-name="T44">Ex 1 :</text:span> Déterminer l’opposé de l’entier signé sur 8 bits : 1000 0111<text:span text:style-name="T41">2</text:span>.</text:p>
      <text:p text:style-name="P47">Le bit de poids fort est 1 donc le nombre est négatif.</text:p>
      <text:p text:style-name="P47">Déterminons son opposé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0"><text:span text:style-name="T48">Nombre de départ</text:span> :</text:p>
          </table:table-cell>
          <table:table-cell table:style-name="Tableau1.A1" office:value-type="string">
            <text:p text:style-name="P43"><text:span text:style-name="T48">1</text:span>0<text:span text:style-name="T26">0</text:span>0 <text:span text:style-name="T48">0111</text:span></text:p>
          </table:table-cell>
        </table:table-row>
        <table:table-row>
          <table:table-cell table:style-name="Tableau1.A1" office:value-type="string">
            <text:p text:style-name="P40"><text:span text:style-name="T24">On inverse les bits (</text:span>Complément à 1<text:span text:style-name="T23">)</text:span> :</text:p>
          </table:table-cell>
          <table:table-cell table:style-name="Tableau1.A1" office:value-type="string">
            <text:p text:style-name="P38"><draw:control text:anchor-type="as-char" draw:z-index="9" draw:name="Contrôle 5" draw:style-name="gr1" draw:text-style-name="P52" svg:width="3.211cm" svg:height="0.701cm" draw:control="control40"/></text:p>
          </table:table-cell>
        </table:table-row>
        <table:table-row>
          <table:table-cell table:style-name="Tableau1.A1" office:value-type="string">
            <text:p text:style-name="P41"><text:span text:style-name="T28">O</text:span><text:span text:style-name="T26">n</text:span><text:span text:style-name="T22"> ajout</text:span><text:span text:style-name="T26">e</text:span><text:span text:style-name="T22"> 1 :</text:span></text:p>
          </table:table-cell>
          <table:table-cell table:style-name="Tableau1.A1" office:value-type="string">
            <text:p text:style-name="P39"><draw:control text:anchor-type="as-char" draw:z-index="10" draw:name="Contrôle 6" draw:style-name="gr1" draw:text-style-name="P52" svg:width="3.211cm" svg:height="0.701cm" draw:control="control41"/></text:p>
          </table:table-cell>
        </table:table-row>
        <table:table-row>
          <table:table-cell table:style-name="Tableau1.A1" office:value-type="string">
            <text:p text:style-name="P42"><text:span text:style-name="T48">Conversion en base 10</text:span> :</text:p>
          </table:table-cell>
          <table:table-cell table:style-name="Tableau1.A1" office:value-type="string">
            <text:p text:style-name="P39"><draw:control text:anchor-type="as-char" draw:z-index="11" draw:name="Contrôle 47" draw:style-name="gr1" draw:text-style-name="P52" svg:width="6.051cm" svg:height="0.701cm" draw:control="control42"/></text:p>
          </table:table-cell>
        </table:table-row>
      </table:table>
      <text:p text:style-name="P45">Bilan : <text:span text:style-name="T40">1000 0111</text:span><text:span text:style-name="T43">2</text:span> <text:span text:style-name="T48">correspond à</text:span> <draw:control text:anchor-type="as-char" draw:z-index="12" draw:name="Contrôle 2" draw:style-name="gr1" draw:text-style-name="P52" svg:width="3.211cm" svg:height="0.701cm" draw:control="control43"/></text:p>
      <text:p text:style-name="P46"/>
      <text:p text:style-name="P46"><text:span text:style-name="T44">Ex 2 :</text:span> Déterminer l’opposé de l’entier signé sur 8 bits : 0100 0111<text:span text:style-name="T41">2</text:span>.</text:p>
      <text:p text:style-name="P47">Le bit de poids fort est <text:span text:style-name="T49">0</text:span> donc le nombre est <text:span text:style-name="T49">posi</text:span>tif.</text:p>
      <text:p text:style-name="P47">Conversion en base 10<text:span text:style-name="T25"> : </text:span><text:span text:style-name="T50"><draw:control text:anchor-type="as-char" draw:z-index="13" draw:name="Contrôle 52" draw:style-name="gr1" draw:text-style-name="P52" svg:width="6.051cm" svg:height="0.701cm" draw:control="control44"/></text:span></text:p>
      <text:p text:style-name="P45">Bilan : <text:span text:style-name="T40">0100 0111</text:span><text:span text:style-name="T43">2</text:span> <text:span text:style-name="T48">correspond à</text:span> <draw:control text:anchor-type="as-char" draw:z-index="14" draw:name="Contrôle 51" draw:style-name="gr1" draw:text-style-name="P52" svg:width="3.211cm" svg:height="0.701cm" draw:control="control45"/></text:p>
      <text:p text:style-name="P46"/>
      <text:p text:style-name="P46"><text:span text:style-name="T44">Ex 3 :</text:span> <text:span text:style-name="T32">Écrire</text:span><text:span text:style-name="T26"> </text:span><text:span text:style-name="T27">−</text:span><text:span text:style-name="T26">13 </text:span><text:span text:style-name="T32">en binaire signé sur 8 bits</text:span><text:span text:style-name="T26"> 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0"><text:span text:style-name="T26">On converti </text:span><text:span text:style-name="T29">+</text:span><text:span text:style-name="T26">13 en binaire</text:span> :</text:p>
          </table:table-cell>
          <table:table-cell table:style-name="Tableau2.A1" office:value-type="string">
            <text:p text:style-name="P43">00<text:span text:style-name="T26">0</text:span>0 1<text:span text:style-name="T26">1</text:span>01</text:p>
          </table:table-cell>
        </table:table-row>
        <table:table-row>
          <table:table-cell table:style-name="Tableau2.A1" office:value-type="string">
            <text:p text:style-name="P40"><text:span text:style-name="T24">On inverse les bits (</text:span>Complément à 1<text:span text:style-name="T23">)</text:span> :</text:p>
          </table:table-cell>
          <table:table-cell table:style-name="Tableau2.A1" office:value-type="string">
            <text:p text:style-name="P38"><draw:control text:anchor-type="as-char" draw:z-index="15" draw:name="Contrôle 7" draw:style-name="gr1" draw:text-style-name="P52" svg:width="3.2cm" svg:height="0.701cm" draw:control="control46"/></text:p>
          </table:table-cell>
        </table:table-row>
        <table:table-row>
          <table:table-cell table:style-name="Tableau2.A1" office:value-type="string">
            <text:p text:style-name="P41"><text:span text:style-name="T28">O</text:span><text:span text:style-name="T26">n</text:span><text:span text:style-name="T22"> ajout</text:span><text:span text:style-name="T26">e</text:span><text:span text:style-name="T22"> 1 :</text:span></text:p>
          </table:table-cell>
          <table:table-cell table:style-name="Tableau2.A1" office:value-type="string">
            <text:p text:style-name="P39"><draw:control text:anchor-type="as-char" draw:z-index="16" draw:name="Contrôle 8" draw:style-name="gr1" draw:text-style-name="P52" svg:width="3.2cm" svg:height="0.701cm" draw:control="control47"/></text:p>
          </table:table-cell>
        </table:table-row>
      </table:table>
      <text:p text:style-name="P37">Bilan : -13 <text:span text:style-name="T32">s’écrit </text:span><text:span text:style-name="T36">en binaire</text:span> <draw:control text:anchor-type="as-char" draw:z-index="17" draw:name="Contrôle 9" draw:style-name="gr1" draw:text-style-name="P52" svg:width="3.2cm" svg:height="0.701cm" draw:control="control48"/></text:p>
      <text:p text:style-name="P37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ormal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ed_20__28_var_29__20_1" draw:display-name="Dashed (var) 1" draw:style="rect" draw:dots1="1" draw:dots1-length="0.002cm" draw:dots2="1" draw:dots2-length="0.002cm" draw:distance="0.00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4-09-26T18:46:47.295197993</dc:date>
    <meta:editing-duration>PT15H14M40S</meta:editing-duration>
    <meta:editing-cycles>126</meta:editing-cycles>
    <meta:document-statistic meta:table-count="3" meta:image-count="0" meta:object-count="0" meta:page-count="3" meta:paragraph-count="51" meta:word-count="507" meta:character-count="2548" meta:non-whitespace-character-count="2077"/>
  </office:meta>
</office:document-meta>
</file>